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88mm"/>
    </style:style>
    <style:style style:name="co2" style:family="table-column">
      <style:table-column-properties fo:break-before="auto" style:column-width="12.15mm"/>
    </style:style>
    <style:style style:name="co3" style:family="table-column">
      <style:table-column-properties fo:break-before="auto" style:column-width="9.67mm"/>
    </style:style>
    <style:style style:name="co4" style:family="table-column">
      <style:table-column-properties fo:break-before="auto" style:column-width="10.21mm"/>
    </style:style>
    <style:style style:name="co5" style:family="table-column">
      <style:table-column-properties fo:break-before="auto" style:column-width="9.12mm"/>
    </style:style>
    <style:style style:name="co6" style:family="table-column">
      <style:table-column-properties fo:break-before="auto" style:column-width="95.6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3.39mm"/>
    </style:style>
    <style:style style:name="co9" style:family="table-column">
      <style:table-column-properties fo:break-before="auto" style:column-width="67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00"/>
      <style:text-properties style:font-name="Liberation Sans1"/>
    </style:style>
    <style:style style:name="ce8" style:family="table-cell" style:parent-style-name="Default" style:data-style-name="N99">
      <style:table-cell-properties fo:background-color="#ffff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4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number-columns-repeated="1014" table:default-cell-style-name="ce2"/>
        <table:table-row table:style-name="ro1"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LICZBA BITÓW</text:p>
          </table:table-cell>
          <table:table-cell table:style-name="ce1" office:value-type="string" calcext:value-type="string">
            <text:p>ZAKRES OD</text:p>
          </table:table-cell>
          <table:table-cell table:style-name="ce1" office:value-type="string" calcext:value-type="string">
            <text:p>ZAKRES DO</text:p>
          </table:table-cell>
          <table:table-cell table:style-name="ce1" office:value-type="string" calcext:value-type="string">
            <text:p>ZAKRES DO BEZ FLAGI</text:p>
          </table:table-cell>
          <table:table-cell table:style-name="ce1" office:value-type="string" calcext:value-type="string">
            <text:p>KOD</text:p>
          </table:table-cell>
          <table:table-cell table:style-name="ce1" office:value-type="string" calcext:value-type="string">
            <text:p>MIEJSC PO PRZECINKIU</text:p>
          </table:table-cell>
          <table:table-cell table:style-name="ce1" office:value-type="string" calcext:value-type="string">
            <text:p>DICT DO MAPOWANIA</text:p>
          </table:table-cell>
          <table:table-cell table:style-name="ce1"/>
          <table:table-cell table:style-name="ce1" office:value-type="string" calcext:value-type="string">
            <text:p>OPIS</text:p>
          </table:table-cell>
          <table:table-cell table:style-name="ce1" table:number-columns-repeated="10"/>
          <table:table-cell table:style-name="ce1" office:value-type="string" calcext:value-type="string">
            <text:p>NAZWA TESTU</text:p>
          </table:table-cell>
          <table:table-cell table:style-name="ce1"/>
          <table:table-cell table:style-name="ce1" office:value-type="string" calcext:value-type="string">
            <text:p>ID_TESTU</text:p>
          </table:table-cell>
          <table:table-cell table:style-name="ce1"/>
          <table:table-cell table:style-name="ce1" office:value-type="string" calcext:value-type="string">
            <text:p>MIEJSC PO PRZECINKU</text:p>
          </table:table-cell>
          <table:table-cell table:style-name="ce1"/>
          <table:table-cell table:style-name="ce1" office:value-type="string" calcext:value-type="string">
            <text:p>SYSMEX OD</text:p>
          </table:table-cell>
          <table:table-cell table:style-name="ce1"/>
          <table:table-cell table:style-name="ce1" office:value-type="string" calcext:value-type="string">
            <text:p>SYSMEX DO BEZ FLAGI</text:p>
          </table:table-cell>
          <table:table-cell table:style-name="ce1" table:number-columns-repeated="995"/>
        </table:table-row>
        <table:table-row table:style-name="ro1">
          <table:table-cell office:value-type="string" calcext:value-type="string">
            <text:p>STX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(02H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xt Distinction Code 1 </text:p>
          </table:table-cell>
          <table:table-cell office:value-type="float" office:value="1" calcext:value-type="float">
            <text:p>1</text:p>
          </table:table-cell>
          <table:table-cell table:formula="of:=[.D2]" office:value-type="float" office:value="0" calcext:value-type="float">
            <text:p>0</text:p>
          </table:table-cell>
          <table:table-cell table:formula="of:=[.C3]+[.B3]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‘D’ (fixed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xt Distinction Code 2 </text:p>
          </table:table-cell>
          <table:table-cell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formula="of:=[.C4]+[.B4]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‘2’ (fixed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mple Distinction Code </text:p>
          </table:table-cell>
          <table:table-cell office:value-type="float" office:value="1" calcext:value-type="float">
            <text:p>1</text:p>
          </table:table-cell>
          <table:table-cell table:formula="of:=[.D4]" office:value-type="float" office:value="2" calcext:value-type="float">
            <text:p>2</text:p>
          </table:table-cell>
          <table:table-cell table:formula="of:=[.C5]+[.B5]" office:value-type="float" office:value="3" calcext:value-type="float">
            <text:p>3</text:p>
          </table:table-cell>
          <table:table-cell/>
          <table:table-cell office:value-type="string" calcext:value-type="string">
            <text:p>pid</text:p>
          </table:table-cell>
          <table:table-cell table:number-columns-repeated="3"/>
          <table:table-cell office:value-type="string" calcext:value-type="string">
            <text:p>‘U’ (fixed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rument ID </text:p>
          </table:table-cell>
          <table:table-cell office:value-type="float" office:value="16" calcext:value-type="float">
            <text:p>16</text:p>
          </table:table-cell>
          <table:table-cell table:formula="of:=[.D5]" office:value-type="float" office:value="3" calcext:value-type="float">
            <text:p>3</text:p>
          </table:table-cell>
          <table:table-cell table:formula="of:=[.C6]+[.B6]"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ight-aligned and space-padding Ex: “__XS-1000i^A1001” for XS and the Serial No. A1001 “___XS-800i^A1001” for XS-800i and the Serial No. A1001 (The underline “_” indicates a space.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quence No. </text:p>
          </table:table-cell>
          <table:table-cell office:value-type="float" office:value="10" calcext:value-type="float">
            <text:p>10</text:p>
          </table:table-cell>
          <table:table-cell table:formula="of:=[.D6]" office:value-type="float" office:value="19" calcext:value-type="float">
            <text:p>19</text:p>
          </table:table-cell>
          <table:table-cell table:formula="of:=[.C7]+[.B7]" office:value-type="float" office:value="29" calcext:value-type="float">
            <text:p>29</text:p>
          </table:table-cell>
          <table:table-cell table:number-columns-repeated="5"/>
          <table:table-cell office:value-type="string" calcext:value-type="string">
            <text:p>Right-aligned and zero-padding Ex: “0000012345”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erved </text:p>
          </table:table-cell>
          <table:table-cell office:value-type="float" office:value="3" calcext:value-type="float">
            <text:p>3</text:p>
          </table:table-cell>
          <table:table-cell table:formula="of:=[.D7]" office:value-type="float" office:value="29" calcext:value-type="float">
            <text:p>29</text:p>
          </table:table-cell>
          <table:table-cell table:formula="of:=[.C8]+[.B8]" office:value-type="float" office:value="32" calcext:value-type="float">
            <text:p>32</text:p>
          </table:table-cell>
          <table:table-cell table:number-columns-repeated="5"/>
          <table:table-cell office:value-type="string" calcext:value-type="string">
            <text:p>“000” (fixed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mple ID No. </text:p>
          </table:table-cell>
          <table:table-cell office:value-type="float" office:value="15" calcext:value-type="float">
            <text:p>15</text:p>
          </table:table-cell>
          <table:table-cell table:formula="of:=[.D8]" office:value-type="float" office:value="32" calcext:value-type="float">
            <text:p>32</text:p>
          </table:table-cell>
          <table:table-cell table:formula="of:=[.C9]+[.B9]" office:value-type="float" office:value="47" calcext:value-type="float">
            <text:p>47</text:p>
          </table:table-cell>
          <table:table-cell table:number-columns-repeated="5"/>
          <table:table-cell office:value-type="string" calcext:value-type="string">
            <text:p>Right-aligned and space-padding Ex: “____12345678901” (The underline “_” indicates a space.) Note: By the setting, zero-padding is possible.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BC</text:p>
          </table:table-cell>
          <table:table-cell office:value-type="float" office:value="6" calcext:value-type="float">
            <text:p>6</text:p>
          </table:table-cell>
          <table:table-cell table:formula="of:=[.D9]" office:value-type="float" office:value="47" calcext:value-type="float">
            <text:p>47</text:p>
          </table:table-cell>
          <table:table-cell table:formula="of:=[.C10]+[.B10]" office:value-type="float" office:value="53" calcext:value-type="float">
            <text:p>53</text:p>
          </table:table-cell>
          <table:table-cell table:formula="of:=[.D10]-1"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5" table:formula="of:=COM.MICROSOFT.CONCAT([.T10:.AD10])" office:value-type="string" office:string-value="{'nazwa':'WBC', 'tid':26, 'data':'', 'miejsca_po_przecinku':2, 'wynik':'', 'sysmex_xs_od':47, 'sysmex_xs_do':52, 'typ_wyniku':TYP_WYNIKU, 'wynik_numeryczny':WYNIK_NUMERYCZNY, 'nadpisz':NADPISZ, 'id_aparatu':APARAT, 'wyslany':0}," calcext:value-type="string">
            <text:p>{'nazwa':'WBC', 'tid':26, 'data':'', 'miejsca_po_przecinku':2, 'wynik':'', 'sysmex_xs_od':47, 'sysmex_xs_do':52, 'typ_wyniku':TYP_WYNIKU, 'wynik_numeryczny':WYNIK_NUMERYCZNY, 'nadpisz':NADPISZ, 'id_aparatu':APARAT, 'wyslany':0},</text:p>
          </table:table-cell>
          <table:table-cell/>
          <table:table-cell office:value-type="string" calcext:value-type="string">
            <text:p>Output data (x101/μL) </text:p>
          </table:table-cell>
          <table:table-cell table:number-columns-repeated="9"/>
          <table:table-cell office:value-type="string" calcext:value-type="string">
            <text:p>{'nazwa':'</text:p>
          </table:table-cell>
          <table:table-cell table:formula="of:=[.A10]" office:value-type="string" office:string-value="WBC" calcext:value-type="string">
            <text:p>WBC</text:p>
          </table:table-cell>
          <table:table-cell office:value-type="string" calcext:value-type="string">
            <text:p>', 'tid':</text:p>
          </table:table-cell>
          <table:table-cell table:formula="of:=[.F10]" office:value-type="float" office:value="26" calcext:value-type="float">
            <text:p>26</text:p>
          </table:table-cell>
          <table:table-cell office:value-type="string" calcext:value-type="string">
            <text:p>, 'data':'', 'miejsca_po_przecinku':</text:p>
          </table:table-cell>
          <table:table-cell table:formula="of:=[.G10]" office:value-type="float" office:value="2" calcext:value-type="float">
            <text:p>2</text:p>
          </table:table-cell>
          <table:table-cell office:value-type="string" calcext:value-type="string">
            <text:p>, 'wynik':'', 'sysmex_xs_od':</text:p>
          </table:table-cell>
          <table:table-cell table:formula="of:=[.C10]" office:value-type="float" office:value="47" calcext:value-type="float">
            <text:p>47</text:p>
          </table:table-cell>
          <table:table-cell office:value-type="string" calcext:value-type="string">
            <text:p>, 'sysmex_xs_do':</text:p>
          </table:table-cell>
          <table:table-cell table:formula="of:=[.E10]" office:value-type="float" office:value="52" calcext:value-type="float">
            <text:p>52</text:p>
          </table:table-cell>
          <table:table-cell office:value-type="string" calcext:value-type="string">
            <text:p>, 'typ_wyniku':TYP_WYNIKU, 'wynik_numeryczny':WYNIK_NUMERYCZNY, 'nadpisz':NADPISZ, 'id_aparatu':APARAT, 'wyslany':0},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RBC</text:p>
          </table:table-cell>
          <table:table-cell office:value-type="float" office:value="5" calcext:value-type="float">
            <text:p>5</text:p>
          </table:table-cell>
          <table:table-cell table:formula="of:=[.D10]" office:value-type="float" office:value="53" calcext:value-type="float">
            <text:p>53</text:p>
          </table:table-cell>
          <table:table-cell table:formula="of:=[.C11]+[.B11]" office:value-type="float" office:value="58" calcext:value-type="float">
            <text:p>58</text:p>
          </table:table-cell>
          <table:table-cell table:formula="of:=[.D11]-1"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5" table:formula="of:=COM.MICROSOFT.CONCAT([.T11:.AD11])" office:value-type="string" office:string-value="{'nazwa':'RBC', 'tid':27, 'data':'', 'miejsca_po_przecinku':2, 'wynik':'', 'sysmex_xs_od':53, 'sysmex_xs_do':57, 'typ_wyniku':TYP_WYNIKU, 'wynik_numeryczny':WYNIK_NUMERYCZNY, 'nadpisz':NADPISZ, 'id_aparatu':APARAT, 'wyslany':0}," calcext:value-type="string">
            <text:p>{'nazwa':'RBC', 'tid':27, 'data':'', 'miejsca_po_przecinku':2, 'wynik':'', 'sysmex_xs_od':53, 'sysmex_xs_do':57, 'typ_wyniku':TYP_WYNIKU, 'wynik_numeryczny':WYNIK_NUMERYCZNY, 'nadpisz':NADPISZ, 'id_aparatu':APARAT, 'wyslany':0},</text:p>
          </table:table-cell>
          <table:table-cell/>
          <table:table-cell office:value-type="string" calcext:value-type="string">
            <text:p>Output data (x104/μL) </text:p>
          </table:table-cell>
          <table:table-cell table:number-columns-repeated="9"/>
          <table:table-cell office:value-type="string" calcext:value-type="string">
            <text:p>{'nazwa':'</text:p>
          </table:table-cell>
          <table:table-cell table:formula="of:=[.A11]" office:value-type="string" office:string-value="RBC" calcext:value-type="string">
            <text:p>RBC</text:p>
          </table:table-cell>
          <table:table-cell office:value-type="string" calcext:value-type="string">
            <text:p>', 'tid':</text:p>
          </table:table-cell>
          <table:table-cell table:formula="of:=[.F11]" office:value-type="float" office:value="27" calcext:value-type="float">
            <text:p>27</text:p>
          </table:table-cell>
          <table:table-cell office:value-type="string" calcext:value-type="string">
            <text:p>, 'data':'', 'miejsca_po_przecinku':</text:p>
          </table:table-cell>
          <table:table-cell table:formula="of:=[.G11]" office:value-type="float" office:value="2" calcext:value-type="float">
            <text:p>2</text:p>
          </table:table-cell>
          <table:table-cell office:value-type="string" calcext:value-type="string">
            <text:p>, 'wynik':'', 'sysmex_xs_od':</text:p>
          </table:table-cell>
          <table:table-cell table:formula="of:=[.C11]" office:value-type="float" office:value="53" calcext:value-type="float">
            <text:p>53</text:p>
          </table:table-cell>
          <table:table-cell office:value-type="string" calcext:value-type="string">
            <text:p>, 'sysmex_xs_do':</text:p>
          </table:table-cell>
          <table:table-cell table:formula="of:=[.E11]" office:value-type="float" office:value="57" calcext:value-type="float">
            <text:p>57</text:p>
          </table:table-cell>
          <table:table-cell office:value-type="string" calcext:value-type="string">
            <text:p>, 'typ_wyniku':TYP_WYNIKU, 'wynik_numeryczny':WYNIK_NUMERYCZNY, 'nadpisz':NADPISZ, 'id_aparatu':APARAT, 'wyslany':0},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HGB</text:p>
          </table:table-cell>
          <table:table-cell office:value-type="float" office:value="5" calcext:value-type="float">
            <text:p>5</text:p>
          </table:table-cell>
          <table:table-cell table:formula="of:=[.D11]" office:value-type="float" office:value="58" calcext:value-type="float">
            <text:p>58</text:p>
          </table:table-cell>
          <table:table-cell table:formula="of:=[.C12]+[.B12]" office:value-type="float" office:value="63" calcext:value-type="float">
            <text:p>63</text:p>
          </table:table-cell>
          <table:table-cell table:formula="of:=[.D12]-1"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5" table:formula="of:=COM.MICROSOFT.CONCAT([.T12:.AD12])" office:value-type="string" office:string-value="{'nazwa':'HGB', 'tid':28, 'data':'', 'miejsca_po_przecinku':1, 'wynik':'', 'sysmex_xs_od':58, 'sysmex_xs_do':62, 'typ_wyniku':TYP_WYNIKU, 'wynik_numeryczny':WYNIK_NUMERYCZNY, 'nadpisz':NADPISZ, 'id_aparatu':APARAT, 'wyslany':0}," calcext:value-type="string">
            <text:p>{'nazwa':'HGB', 'tid':28, 'data':'', 'miejsca_po_przecinku':1, 'wynik':'', 'sysmex_xs_od':58, 'sysmex_xs_do':62, 'typ_wyniku':TYP_WYNIKU, 'wynik_numeryczny':WYNIK_NUMERYCZNY, 'nadpisz':NADPISZ, 'id_aparatu':APARAT, 'wyslany':0},</text:p>
          </table:table-cell>
          <table:table-cell/>
          <table:table-cell office:value-type="string" calcext:value-type="string">
            <text:p>Output data (g/L), or in case of Holland SI (10-1mmol/L) </text:p>
          </table:table-cell>
          <table:table-cell table:number-columns-repeated="9"/>
          <table:table-cell office:value-type="string" calcext:value-type="string">
            <text:p>{'nazwa':'</text:p>
          </table:table-cell>
          <table:table-cell table:formula="of:=[.A12]" office:value-type="string" office:string-value="HGB" calcext:value-type="string">
            <text:p>HGB</text:p>
          </table:table-cell>
          <table:table-cell office:value-type="string" calcext:value-type="string">
            <text:p>', 'tid':</text:p>
          </table:table-cell>
          <table:table-cell table:formula="of:=[.F12]" office:value-type="float" office:value="28" calcext:value-type="float">
            <text:p>28</text:p>
          </table:table-cell>
          <table:table-cell office:value-type="string" calcext:value-type="string">
            <text:p>, 'data':'', 'miejsca_po_przecinku':</text:p>
          </table:table-cell>
          <table:table-cell table:formula="of:=[.G12]" office:value-type="float" office:value="1" calcext:value-type="float">
            <text:p>1</text:p>
          </table:table-cell>
          <table:table-cell office:value-type="string" calcext:value-type="string">
            <text:p>, 'wynik':'', 'sysmex_xs_od':</text:p>
          </table:table-cell>
          <table:table-cell table:formula="of:=[.C12]" office:value-type="float" office:value="58" calcext:value-type="float">
            <text:p>58</text:p>
          </table:table-cell>
          <table:table-cell office:value-type="string" calcext:value-type="string">
            <text:p>, 'sysmex_xs_do':</text:p>
          </table:table-cell>
          <table:table-cell table:formula="of:=[.E12]" office:value-type="float" office:value="62" calcext:value-type="float">
            <text:p>62</text:p>
          </table:table-cell>
          <table:table-cell office:value-type="string" calcext:value-type="string">
            <text:p>, 'typ_wyniku':TYP_WYNIKU, 'wynik_numeryczny':WYNIK_NUMERYCZNY, 'nadpisz':NADPISZ, 'id_aparatu':APARAT, 'wyslany':0},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HCT</text:p>
          </table:table-cell>
          <table:table-cell office:value-type="float" office:value="5" calcext:value-type="float">
            <text:p>5</text:p>
          </table:table-cell>
          <table:table-cell table:formula="of:=[.D12]" office:value-type="float" office:value="63" calcext:value-type="float">
            <text:p>63</text:p>
          </table:table-cell>
          <table:table-cell table:formula="of:=[.C13]+[.B13]" office:value-type="float" office:value="68" calcext:value-type="float">
            <text:p>68</text:p>
          </table:table-cell>
          <table:table-cell table:formula="of:=[.D13]-1"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5" table:formula="of:=COM.MICROSOFT.CONCAT([.T13:.AD13])" office:value-type="string" office:string-value="{'nazwa':'HCT', 'tid':29, 'data':'', 'miejsca_po_przecinku':1, 'wynik':'', 'sysmex_xs_od':63, 'sysmex_xs_do':67, 'typ_wyniku':TYP_WYNIKU, 'wynik_numeryczny':WYNIK_NUMERYCZNY, 'nadpisz':NADPISZ, 'id_aparatu':APARAT, 'wyslany':0}," calcext:value-type="string">
            <text:p>{'nazwa':'HCT', 'tid':29, 'data':'', 'miejsca_po_przecinku':1, 'wynik':'', 'sysmex_xs_od':63, 'sysmex_xs_do':67, 'typ_wyniku':TYP_WYNIKU, 'wynik_numeryczny':WYNIK_NUMERYCZNY, 'nadpisz':NADPISZ, 'id_aparatu':APARAT, 'wyslany':0},</text:p>
          </table:table-cell>
          <table:table-cell/>
          <table:table-cell office:value-type="string" calcext:value-type="string">
            <text:p>Output data (10-1%) </text:p>
          </table:table-cell>
          <table:table-cell table:number-columns-repeated="9"/>
          <table:table-cell office:value-type="string" calcext:value-type="string">
            <text:p>{'nazwa':'</text:p>
          </table:table-cell>
          <table:table-cell table:formula="of:=[.A13]" office:value-type="string" office:string-value="HCT" calcext:value-type="string">
            <text:p>HCT</text:p>
          </table:table-cell>
          <table:table-cell office:value-type="string" calcext:value-type="string">
            <text:p>', 'tid':</text:p>
          </table:table-cell>
          <table:table-cell table:formula="of:=[.F13]" office:value-type="float" office:value="29" calcext:value-type="float">
            <text:p>29</text:p>
          </table:table-cell>
          <table:table-cell office:value-type="string" calcext:value-type="string">
            <text:p>, 'data':'', 'miejsca_po_przecinku':</text:p>
          </table:table-cell>
          <table:table-cell table:formula="of:=[.G13]" office:value-type="float" office:value="1" calcext:value-type="float">
            <text:p>1</text:p>
          </table:table-cell>
          <table:table-cell office:value-type="string" calcext:value-type="string">
            <text:p>, 'wynik':'', 'sysmex_xs_od':</text:p>
          </table:table-cell>
          <table:table-cell table:formula="of:=[.C13]" office:value-type="float" office:value="63" calcext:value-type="float">
            <text:p>63</text:p>
          </table:table-cell>
          <table:table-cell office:value-type="string" calcext:value-type="string">
            <text:p>, 'sysmex_xs_do':</text:p>
          </table:table-cell>
          <table:table-cell table:formula="of:=[.E13]" office:value-type="float" office:value="67" calcext:value-type="float">
            <text:p>67</text:p>
          </table:table-cell>
          <table:table-cell office:value-type="string" calcext:value-type="string">
            <text:p>, 'typ_wyniku':TYP_WYNIKU, 'wynik_numeryczny':WYNIK_NUMERYCZNY, 'nadpisz':NADPISZ, 'id_aparatu':APARAT, 'wyslany':0},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CV</text:p>
          </table:table-cell>
          <table:table-cell office:value-type="float" office:value="5" calcext:value-type="float">
            <text:p>5</text:p>
          </table:table-cell>
          <table:table-cell table:formula="of:=[.D13]" office:value-type="float" office:value="68" calcext:value-type="float">
            <text:p>68</text:p>
          </table:table-cell>
          <table:table-cell table:formula="of:=[.C14]+[.B14]" office:value-type="float" office:value="73" calcext:value-type="float">
            <text:p>73</text:p>
          </table:table-cell>
          <table:table-cell table:formula="of:=[.D14]-1"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5" table:formula="of:=COM.MICROSOFT.CONCAT([.T14:.AD14])" office:value-type="string" office:string-value="{'nazwa':'MCV', 'tid':30, 'data':'', 'miejsca_po_przecinku':1, 'wynik':'', 'sysmex_xs_od':68, 'sysmex_xs_do':72, 'typ_wyniku':TYP_WYNIKU, 'wynik_numeryczny':WYNIK_NUMERYCZNY, 'nadpisz':NADPISZ, 'id_aparatu':APARAT, 'wyslany':0}," calcext:value-type="string">
            <text:p>{'nazwa':'MCV', 'tid':30, 'data':'', 'miejsca_po_przecinku':1, 'wynik':'', 'sysmex_xs_od':68, 'sysmex_xs_do':72, 'typ_wyniku':TYP_WYNIKU, 'wynik_numeryczny':WYNIK_NUMERYCZNY, 'nadpisz':NADPISZ, 'id_aparatu':APARAT, 'wyslany':0},</text:p>
          </table:table-cell>
          <table:table-cell/>
          <table:table-cell office:value-type="string" calcext:value-type="string">
            <text:p>Output data (10-1fL) </text:p>
          </table:table-cell>
          <table:table-cell table:number-columns-repeated="9"/>
          <table:table-cell office:value-type="string" calcext:value-type="string">
            <text:p>{'nazwa':'</text:p>
          </table:table-cell>
          <table:table-cell table:formula="of:=[.A14]" office:value-type="string" office:string-value="MCV" calcext:value-type="string">
            <text:p>MCV</text:p>
          </table:table-cell>
          <table:table-cell office:value-type="string" calcext:value-type="string">
            <text:p>', 'tid':</text:p>
          </table:table-cell>
          <table:table-cell table:formula="of:=[.F14]" office:value-type="float" office:value="30" calcext:value-type="float">
            <text:p>30</text:p>
          </table:table-cell>
          <table:table-cell office:value-type="string" calcext:value-type="string">
            <text:p>, 'data':'', 'miejsca_po_przecinku':</text:p>
          </table:table-cell>
          <table:table-cell table:formula="of:=[.G14]" office:value-type="float" office:value="1" calcext:value-type="float">
            <text:p>1</text:p>
          </table:table-cell>
          <table:table-cell office:value-type="string" calcext:value-type="string">
            <text:p>, 'wynik':'', 'sysmex_xs_od':</text:p>
          </table:table-cell>
          <table:table-cell table:formula="of:=[.C14]" office:value-type="float" office:value="68" calcext:value-type="float">
            <text:p>68</text:p>
          </table:table-cell>
          <table:table-cell office:value-type="string" calcext:value-type="string">
            <text:p>, 'sysmex_xs_do':</text:p>
          </table:table-cell>
          <table:table-cell table:formula="of:=[.E14]" office:value-type="float" office:value="72" calcext:value-type="float">
            <text:p>72</text:p>
          </table:table-cell>
          <table:table-cell office:value-type="string" calcext:value-type="string">
            <text:p>, 'typ_wyniku':TYP_WYNIKU, 'wynik_numeryczny':WYNIK_NUMERYCZNY, 'nadpisz':NADPISZ, 'id_aparatu':APARAT, 'wyslany':0},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CH</text:p>
          </table:table-cell>
          <table:table-cell office:value-type="float" office:value="5" calcext:value-type="float">
            <text:p>5</text:p>
          </table:table-cell>
          <table:table-cell table:formula="of:=[.D14]" office:value-type="float" office:value="73" calcext:value-type="float">
            <text:p>73</text:p>
          </table:table-cell>
          <table:table-cell table:formula="of:=[.C15]+[.B15]" office:value-type="float" office:value="78" calcext:value-type="float">
            <text:p>78</text:p>
          </table:table-cell>
          <table:table-cell table:formula="of:=[.D15]-1"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5" table:formula="of:=COM.MICROSOFT.CONCAT([.T15:.AD15])" office:value-type="string" office:string-value="{'nazwa':'MCH', 'tid':31, 'data':'', 'miejsca_po_przecinku':1, 'wynik':'', 'sysmex_xs_od':73, 'sysmex_xs_do':77, 'typ_wyniku':TYP_WYNIKU, 'wynik_numeryczny':WYNIK_NUMERYCZNY, 'nadpisz':NADPISZ, 'id_aparatu':APARAT, 'wyslany':0}," calcext:value-type="string">
            <text:p>{'nazwa':'MCH', 'tid':31, 'data':'', 'miejsca_po_przecinku':1, 'wynik':'', 'sysmex_xs_od':73, 'sysmex_xs_do':77, 'typ_wyniku':TYP_WYNIKU, 'wynik_numeryczny':WYNIK_NUMERYCZNY, 'nadpisz':NADPISZ, 'id_aparatu':APARAT, 'wyslany':0},</text:p>
          </table:table-cell>
          <table:table-cell/>
          <table:table-cell office:value-type="string" calcext:value-type="string">
            <text:p>Output data (10-1pg), or in case of Holland SI (amol) </text:p>
          </table:table-cell>
          <table:table-cell table:number-columns-repeated="9"/>
          <table:table-cell office:value-type="string" calcext:value-type="string">
            <text:p>{'nazwa':'</text:p>
          </table:table-cell>
          <table:table-cell table:formula="of:=[.A15]" office:value-type="string" office:string-value="MCH" calcext:value-type="string">
            <text:p>MCH</text:p>
          </table:table-cell>
          <table:table-cell office:value-type="string" calcext:value-type="string">
            <text:p>', 'tid':</text:p>
          </table:table-cell>
          <table:table-cell table:formula="of:=[.F15]" office:value-type="float" office:value="31" calcext:value-type="float">
            <text:p>31</text:p>
          </table:table-cell>
          <table:table-cell office:value-type="string" calcext:value-type="string">
            <text:p>, 'data':'', 'miejsca_po_przecinku':</text:p>
          </table:table-cell>
          <table:table-cell table:formula="of:=[.G15]" office:value-type="float" office:value="1" calcext:value-type="float">
            <text:p>1</text:p>
          </table:table-cell>
          <table:table-cell office:value-type="string" calcext:value-type="string">
            <text:p>, 'wynik':'', 'sysmex_xs_od':</text:p>
          </table:table-cell>
          <table:table-cell table:formula="of:=[.C15]" office:value-type="float" office:value="73" calcext:value-type="float">
            <text:p>73</text:p>
          </table:table-cell>
          <table:table-cell office:value-type="string" calcext:value-type="string">
            <text:p>, 'sysmex_xs_do':</text:p>
          </table:table-cell>
          <table:table-cell table:formula="of:=[.E15]" office:value-type="float" office:value="77" calcext:value-type="float">
            <text:p>77</text:p>
          </table:table-cell>
          <table:table-cell office:value-type="string" calcext:value-type="string">
            <text:p>, 'typ_wyniku':TYP_WYNIKU, 'wynik_numeryczny':WYNIK_NUMERYCZNY, 'nadpisz':NADPISZ, 'id_aparatu':APARAT, 'wyslany':0},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CHC</text:p>
          </table:table-cell>
          <table:table-cell office:value-type="float" office:value="5" calcext:value-type="float">
            <text:p>5</text:p>
          </table:table-cell>
          <table:table-cell table:formula="of:=[.D15]" office:value-type="float" office:value="78" calcext:value-type="float">
            <text:p>78</text:p>
          </table:table-cell>
          <table:table-cell table:formula="of:=[.C16]+[.B16]" office:value-type="float" office:value="83" calcext:value-type="float">
            <text:p>83</text:p>
          </table:table-cell>
          <table:table-cell table:formula="of:=[.D16]-1"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5" table:formula="of:=COM.MICROSOFT.CONCAT([.T16:.AD16])" office:value-type="string" office:string-value="{'nazwa':'MCHC', 'tid':32, 'data':'', 'miejsca_po_przecinku':1, 'wynik':'', 'sysmex_xs_od':78, 'sysmex_xs_do':82, 'typ_wyniku':TYP_WYNIKU, 'wynik_numeryczny':WYNIK_NUMERYCZNY, 'nadpisz':NADPISZ, 'id_aparatu':APARAT, 'wyslany':0}," calcext:value-type="string">
            <text:p>{'nazwa':'MCHC', 'tid':32, 'data':'', 'miejsca_po_przecinku':1, 'wynik':'', 'sysmex_xs_od':78, 'sysmex_xs_do':82, 'typ_wyniku':TYP_WYNIKU, 'wynik_numeryczny':WYNIK_NUMERYCZNY, 'nadpisz':NADPISZ, 'id_aparatu':APARAT, 'wyslany':0},</text:p>
          </table:table-cell>
          <table:table-cell/>
          <table:table-cell office:value-type="string" calcext:value-type="string">
            <text:p>Output data (g/L), or in case of Holland SI (10-1mmol/L) </text:p>
          </table:table-cell>
          <table:table-cell table:number-columns-repeated="9"/>
          <table:table-cell office:value-type="string" calcext:value-type="string">
            <text:p>{'nazwa':'</text:p>
          </table:table-cell>
          <table:table-cell table:formula="of:=[.A16]" office:value-type="string" office:string-value="MCHC" calcext:value-type="string">
            <text:p>MCHC</text:p>
          </table:table-cell>
          <table:table-cell office:value-type="string" calcext:value-type="string">
            <text:p>', 'tid':</text:p>
          </table:table-cell>
          <table:table-cell table:formula="of:=[.F16]" office:value-type="float" office:value="32" calcext:value-type="float">
            <text:p>32</text:p>
          </table:table-cell>
          <table:table-cell office:value-type="string" calcext:value-type="string">
            <text:p>, 'data':'', 'miejsca_po_przecinku':</text:p>
          </table:table-cell>
          <table:table-cell table:formula="of:=[.G16]" office:value-type="float" office:value="1" calcext:value-type="float">
            <text:p>1</text:p>
          </table:table-cell>
          <table:table-cell office:value-type="string" calcext:value-type="string">
            <text:p>, 'wynik':'', 'sysmex_xs_od':</text:p>
          </table:table-cell>
          <table:table-cell table:formula="of:=[.C16]" office:value-type="float" office:value="78" calcext:value-type="float">
            <text:p>78</text:p>
          </table:table-cell>
          <table:table-cell office:value-type="string" calcext:value-type="string">
            <text:p>, 'sysmex_xs_do':</text:p>
          </table:table-cell>
          <table:table-cell table:formula="of:=[.E16]" office:value-type="float" office:value="82" calcext:value-type="float">
            <text:p>82</text:p>
          </table:table-cell>
          <table:table-cell office:value-type="string" calcext:value-type="string">
            <text:p>, 'typ_wyniku':TYP_WYNIKU, 'wynik_numeryczny':WYNIK_NUMERYCZNY, 'nadpisz':NADPISZ, 'id_aparatu':APARAT, 'wyslany':0},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LT</text:p>
          </table:table-cell>
          <table:table-cell office:value-type="float" office:value="5" calcext:value-type="float">
            <text:p>5</text:p>
          </table:table-cell>
          <table:table-cell table:formula="of:=[.D16]" office:value-type="float" office:value="83" calcext:value-type="float">
            <text:p>83</text:p>
          </table:table-cell>
          <table:table-cell table:formula="of:=[.C17]+[.B17]" office:value-type="float" office:value="88" calcext:value-type="float">
            <text:p>88</text:p>
          </table:table-cell>
          <table:table-cell table:formula="of:=[.D17]-1"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5" table:formula="of:=COM.MICROSOFT.CONCAT([.T17:.AD17])" office:value-type="string" office:string-value="{'nazwa':'PLT', 'tid':33, 'data':'', 'miejsca_po_przecinku':0, 'wynik':'', 'sysmex_xs_od':83, 'sysmex_xs_do':87, 'typ_wyniku':TYP_WYNIKU, 'wynik_numeryczny':WYNIK_NUMERYCZNY, 'nadpisz':NADPISZ, 'id_aparatu':APARAT, 'wyslany':0}," calcext:value-type="string">
            <text:p>{'nazwa':'PLT', 'tid':33, 'data':'', 'miejsca_po_przecinku':0, 'wynik':'', 'sysmex_xs_od':83, 'sysmex_xs_do':87, 'typ_wyniku':TYP_WYNIKU, 'wynik_numeryczny':WYNIK_NUMERYCZNY, 'nadpisz':NADPISZ, 'id_aparatu':APARAT, 'wyslany':0},</text:p>
          </table:table-cell>
          <table:table-cell/>
          <table:table-cell office:value-type="string" calcext:value-type="string">
            <text:p>Output data (x103/μL) </text:p>
          </table:table-cell>
          <table:table-cell table:number-columns-repeated="9"/>
          <table:table-cell office:value-type="string" calcext:value-type="string">
            <text:p>{'nazwa':'</text:p>
          </table:table-cell>
          <table:table-cell table:formula="of:=[.A17]" office:value-type="string" office:string-value="PLT" calcext:value-type="string">
            <text:p>PLT</text:p>
          </table:table-cell>
          <table:table-cell office:value-type="string" calcext:value-type="string">
            <text:p>', 'tid':</text:p>
          </table:table-cell>
          <table:table-cell table:formula="of:=[.F17]" office:value-type="float" office:value="33" calcext:value-type="float">
            <text:p>33</text:p>
          </table:table-cell>
          <table:table-cell office:value-type="string" calcext:value-type="string">
            <text:p>, 'data':'', 'miejsca_po_przecinku':</text:p>
          </table:table-cell>
          <table:table-cell table:formula="of:=[.G17]" office:value-type="float" office:value="0" calcext:value-type="float">
            <text:p>0</text:p>
          </table:table-cell>
          <table:table-cell office:value-type="string" calcext:value-type="string">
            <text:p>, 'wynik':'', 'sysmex_xs_od':</text:p>
          </table:table-cell>
          <table:table-cell table:formula="of:=[.C17]" office:value-type="float" office:value="83" calcext:value-type="float">
            <text:p>83</text:p>
          </table:table-cell>
          <table:table-cell office:value-type="string" calcext:value-type="string">
            <text:p>, 'sysmex_xs_do':</text:p>
          </table:table-cell>
          <table:table-cell table:formula="of:=[.E17]" office:value-type="float" office:value="87" calcext:value-type="float">
            <text:p>87</text:p>
          </table:table-cell>
          <table:table-cell office:value-type="string" calcext:value-type="string">
            <text:p>, 'typ_wyniku':TYP_WYNIKU, 'wynik_numeryczny':WYNIK_NUMERYCZNY, 'nadpisz':NADPISZ, 'id_aparatu':APARAT, 'wyslany':0},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YMPH%</text:p>
          </table:table-cell>
          <table:table-cell office:value-type="float" office:value="5" calcext:value-type="float">
            <text:p>5</text:p>
          </table:table-cell>
          <table:table-cell table:formula="of:=[.D17]" office:value-type="float" office:value="88" calcext:value-type="float">
            <text:p>88</text:p>
          </table:table-cell>
          <table:table-cell table:formula="of:=[.C18]+[.B18]" office:value-type="float" office:value="93" calcext:value-type="float">
            <text:p>93</text:p>
          </table:table-cell>
          <table:table-cell table:formula="of:=[.D18]-1"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5" table:formula="of:=COM.MICROSOFT.CONCAT([.T18:.AD18])" office:value-type="string" office:string-value="{'nazwa':'LYMPH%', 'tid':52, 'data':'', 'miejsca_po_przecinku':1, 'wynik':'', 'sysmex_xs_od':88, 'sysmex_xs_do':92, 'typ_wyniku':TYP_WYNIKU, 'wynik_numeryczny':WYNIK_NUMERYCZNY, 'nadpisz':NADPISZ, 'id_aparatu':APARAT, 'wyslany':0}," calcext:value-type="string">
            <text:p>{'nazwa':'LYMPH%', 'tid':52, 'data':'', 'miejsca_po_przecinku':1, 'wynik':'', 'sysmex_xs_od':88, 'sysmex_xs_do':92, 'typ_wyniku':TYP_WYNIKU, 'wynik_numeryczny':WYNIK_NUMERYCZNY, 'nadpisz':NADPISZ, 'id_aparatu':APARAT, 'wyslany':0},</text:p>
          </table:table-cell>
          <table:table-cell/>
          <table:table-cell office:value-type="string" calcext:value-type="string">
            <text:p>Output data (10-1%) </text:p>
          </table:table-cell>
          <table:table-cell table:number-columns-repeated="9"/>
          <table:table-cell office:value-type="string" calcext:value-type="string">
            <text:p>{'nazwa':'</text:p>
          </table:table-cell>
          <table:table-cell table:formula="of:=[.A18]" office:value-type="string" office:string-value="LYMPH%" calcext:value-type="string">
            <text:p>LYMPH%</text:p>
          </table:table-cell>
          <table:table-cell office:value-type="string" calcext:value-type="string">
            <text:p>', 'tid':</text:p>
          </table:table-cell>
          <table:table-cell table:formula="of:=[.F18]" office:value-type="float" office:value="52" calcext:value-type="float">
            <text:p>52</text:p>
          </table:table-cell>
          <table:table-cell office:value-type="string" calcext:value-type="string">
            <text:p>, 'data':'', 'miejsca_po_przecinku':</text:p>
          </table:table-cell>
          <table:table-cell table:formula="of:=[.G18]" office:value-type="float" office:value="1" calcext:value-type="float">
            <text:p>1</text:p>
          </table:table-cell>
          <table:table-cell office:value-type="string" calcext:value-type="string">
            <text:p>, 'wynik':'', 'sysmex_xs_od':</text:p>
          </table:table-cell>
          <table:table-cell table:formula="of:=[.C18]" office:value-type="float" office:value="88" calcext:value-type="float">
            <text:p>88</text:p>
          </table:table-cell>
          <table:table-cell office:value-type="string" calcext:value-type="string">
            <text:p>, 'sysmex_xs_do':</text:p>
          </table:table-cell>
          <table:table-cell table:formula="of:=[.E18]" office:value-type="float" office:value="92" calcext:value-type="float">
            <text:p>92</text:p>
          </table:table-cell>
          <table:table-cell office:value-type="string" calcext:value-type="string">
            <text:p>, 'typ_wyniku':TYP_WYNIKU, 'wynik_numeryczny':WYNIK_NUMERYCZNY, 'nadpisz':NADPISZ, 'id_aparatu':APARAT, 'wyslany':0},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ONO%</text:p>
          </table:table-cell>
          <table:table-cell office:value-type="float" office:value="5" calcext:value-type="float">
            <text:p>5</text:p>
          </table:table-cell>
          <table:table-cell table:formula="of:=[.D18]" office:value-type="float" office:value="93" calcext:value-type="float">
            <text:p>93</text:p>
          </table:table-cell>
          <table:table-cell table:formula="of:=[.C19]+[.B19]" office:value-type="float" office:value="98" calcext:value-type="float">
            <text:p>98</text:p>
          </table:table-cell>
          <table:table-cell table:formula="of:=[.D19]-1" office:value-type="float" office:value="97" calcext:value-type="float">
            <text:p>97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style-name="ce5" table:formula="of:=COM.MICROSOFT.CONCAT([.T19:.AD19])" office:value-type="string" office:string-value="{'nazwa':'MONO%', 'tid':207, 'data':'', 'miejsca_po_przecinku':1, 'wynik':'', 'sysmex_xs_od':93, 'sysmex_xs_do':97, 'typ_wyniku':TYP_WYNIKU, 'wynik_numeryczny':WYNIK_NUMERYCZNY, 'nadpisz':NADPISZ, 'id_aparatu':APARAT, 'wyslany':0}," calcext:value-type="string">
            <text:p>{'nazwa':'MONO%', 'tid':207, 'data':'', 'miejsca_po_przecinku':1, 'wynik':'', 'sysmex_xs_od':93, 'sysmex_xs_do':97, 'typ_wyniku':TYP_WYNIKU, 'wynik_numeryczny':WYNIK_NUMERYCZNY, 'nadpisz':NADPISZ, 'id_aparatu':APARAT, 'wyslany':0},</text:p>
          </table:table-cell>
          <table:table-cell/>
          <table:table-cell office:value-type="string" calcext:value-type="string">
            <text:p>Output data (10-1%) </text:p>
          </table:table-cell>
          <table:table-cell table:number-columns-repeated="9"/>
          <table:table-cell office:value-type="string" calcext:value-type="string">
            <text:p>{'nazwa':'</text:p>
          </table:table-cell>
          <table:table-cell table:formula="of:=[.A19]" office:value-type="string" office:string-value="MONO%" calcext:value-type="string">
            <text:p>MONO%</text:p>
          </table:table-cell>
          <table:table-cell office:value-type="string" calcext:value-type="string">
            <text:p>', 'tid':</text:p>
          </table:table-cell>
          <table:table-cell table:formula="of:=[.F19]" office:value-type="float" office:value="207" calcext:value-type="float">
            <text:p>207</text:p>
          </table:table-cell>
          <table:table-cell office:value-type="string" calcext:value-type="string">
            <text:p>, 'data':'', 'miejsca_po_przecinku':</text:p>
          </table:table-cell>
          <table:table-cell table:formula="of:=[.G19]" office:value-type="float" office:value="1" calcext:value-type="float">
            <text:p>1</text:p>
          </table:table-cell>
          <table:table-cell office:value-type="string" calcext:value-type="string">
            <text:p>, 'wynik':'', 'sysmex_xs_od':</text:p>
          </table:table-cell>
          <table:table-cell table:formula="of:=[.C19]" office:value-type="float" office:value="93" calcext:value-type="float">
            <text:p>93</text:p>
          </table:table-cell>
          <table:table-cell office:value-type="string" calcext:value-type="string">
            <text:p>, 'sysmex_xs_do':</text:p>
          </table:table-cell>
          <table:table-cell table:formula="of:=[.E19]" office:value-type="float" office:value="97" calcext:value-type="float">
            <text:p>97</text:p>
          </table:table-cell>
          <table:table-cell office:value-type="string" calcext:value-type="string">
            <text:p>, 'typ_wyniku':TYP_WYNIKU, 'wynik_numeryczny':WYNIK_NUMERYCZNY, 'nadpisz':NADPISZ, 'id_aparatu':APARAT, 'wyslany':0},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NEUT%</text:p>
          </table:table-cell>
          <table:table-cell office:value-type="float" office:value="5" calcext:value-type="float">
            <text:p>5</text:p>
          </table:table-cell>
          <table:table-cell table:formula="of:=[.D19]" office:value-type="float" office:value="98" calcext:value-type="float">
            <text:p>98</text:p>
          </table:table-cell>
          <table:table-cell table:formula="of:=[.C20]+[.B20]" office:value-type="float" office:value="103" calcext:value-type="float">
            <text:p>103</text:p>
          </table:table-cell>
          <table:table-cell table:formula="of:=[.D20]-1"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5" table:formula="of:=COM.MICROSOFT.CONCAT([.T20:.AD20])" office:value-type="string" office:string-value="{'nazwa':'NEUT%', 'tid':48, 'data':'', 'miejsca_po_przecinku':1, 'wynik':'', 'sysmex_xs_od':98, 'sysmex_xs_do':102, 'typ_wyniku':TYP_WYNIKU, 'wynik_numeryczny':WYNIK_NUMERYCZNY, 'nadpisz':NADPISZ, 'id_aparatu':APARAT, 'wyslany':0}," calcext:value-type="string">
            <text:p>{'nazwa':'NEUT%', 'tid':48, 'data':'', 'miejsca_po_przecinku':1, 'wynik':'', 'sysmex_xs_od':98, 'sysmex_xs_do':102, 'typ_wyniku':TYP_WYNIKU, 'wynik_numeryczny':WYNIK_NUMERYCZNY, 'nadpisz':NADPISZ, 'id_aparatu':APARAT, 'wyslany':0},</text:p>
          </table:table-cell>
          <table:table-cell/>
          <table:table-cell office:value-type="string" calcext:value-type="string">
            <text:p>Output data (10-1%) </text:p>
          </table:table-cell>
          <table:table-cell table:number-columns-repeated="9"/>
          <table:table-cell office:value-type="string" calcext:value-type="string">
            <text:p>{'nazwa':'</text:p>
          </table:table-cell>
          <table:table-cell table:formula="of:=[.A20]" office:value-type="string" office:string-value="NEUT%" calcext:value-type="string">
            <text:p>NEUT%</text:p>
          </table:table-cell>
          <table:table-cell office:value-type="string" calcext:value-type="string">
            <text:p>', 'tid':</text:p>
          </table:table-cell>
          <table:table-cell table:formula="of:=[.F20]" office:value-type="float" office:value="48" calcext:value-type="float">
            <text:p>48</text:p>
          </table:table-cell>
          <table:table-cell office:value-type="string" calcext:value-type="string">
            <text:p>, 'data':'', 'miejsca_po_przecinku':</text:p>
          </table:table-cell>
          <table:table-cell table:formula="of:=[.G20]" office:value-type="float" office:value="1" calcext:value-type="float">
            <text:p>1</text:p>
          </table:table-cell>
          <table:table-cell office:value-type="string" calcext:value-type="string">
            <text:p>, 'wynik':'', 'sysmex_xs_od':</text:p>
          </table:table-cell>
          <table:table-cell table:formula="of:=[.C20]" office:value-type="float" office:value="98" calcext:value-type="float">
            <text:p>98</text:p>
          </table:table-cell>
          <table:table-cell office:value-type="string" calcext:value-type="string">
            <text:p>, 'sysmex_xs_do':</text:p>
          </table:table-cell>
          <table:table-cell table:formula="of:=[.E20]" office:value-type="float" office:value="102" calcext:value-type="float">
            <text:p>102</text:p>
          </table:table-cell>
          <table:table-cell office:value-type="string" calcext:value-type="string">
            <text:p>, 'typ_wyniku':TYP_WYNIKU, 'wynik_numeryczny':WYNIK_NUMERYCZNY, 'nadpisz':NADPISZ, 'id_aparatu':APARAT, 'wyslany':0},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O%</text:p>
          </table:table-cell>
          <table:table-cell office:value-type="float" office:value="5" calcext:value-type="float">
            <text:p>5</text:p>
          </table:table-cell>
          <table:table-cell table:formula="of:=[.D20]" office:value-type="float" office:value="103" calcext:value-type="float">
            <text:p>103</text:p>
          </table:table-cell>
          <table:table-cell table:formula="of:=[.C21]+[.B21]" office:value-type="float" office:value="108" calcext:value-type="float">
            <text:p>108</text:p>
          </table:table-cell>
          <table:table-cell table:formula="of:=[.D21]-1" office:value-type="float" office:value="107" calcext:value-type="float">
            <text:p>107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style-name="ce5" table:formula="of:=COM.MICROSOFT.CONCAT([.T21:.AD21])" office:value-type="string" office:string-value="{'nazwa':'EO%', 'tid':209, 'data':'', 'miejsca_po_przecinku':1, 'wynik':'', 'sysmex_xs_od':103, 'sysmex_xs_do':107, 'typ_wyniku':TYP_WYNIKU, 'wynik_numeryczny':WYNIK_NUMERYCZNY, 'nadpisz':NADPISZ, 'id_aparatu':APARAT, 'wyslany':0}," calcext:value-type="string">
            <text:p>{'nazwa':'EO%', 'tid':209, 'data':'', 'miejsca_po_przecinku':1, 'wynik':'', 'sysmex_xs_od':103, 'sysmex_xs_do':107, 'typ_wyniku':TYP_WYNIKU, 'wynik_numeryczny':WYNIK_NUMERYCZNY, 'nadpisz':NADPISZ, 'id_aparatu':APARAT, 'wyslany':0},</text:p>
          </table:table-cell>
          <table:table-cell/>
          <table:table-cell office:value-type="string" calcext:value-type="string">
            <text:p>Output data (10-1%) </text:p>
          </table:table-cell>
          <table:table-cell table:number-columns-repeated="9"/>
          <table:table-cell office:value-type="string" calcext:value-type="string">
            <text:p>{'nazwa':'</text:p>
          </table:table-cell>
          <table:table-cell table:formula="of:=[.A21]" office:value-type="string" office:string-value="EO%" calcext:value-type="string">
            <text:p>EO%</text:p>
          </table:table-cell>
          <table:table-cell office:value-type="string" calcext:value-type="string">
            <text:p>', 'tid':</text:p>
          </table:table-cell>
          <table:table-cell table:formula="of:=[.F21]" office:value-type="float" office:value="209" calcext:value-type="float">
            <text:p>209</text:p>
          </table:table-cell>
          <table:table-cell office:value-type="string" calcext:value-type="string">
            <text:p>, 'data':'', 'miejsca_po_przecinku':</text:p>
          </table:table-cell>
          <table:table-cell table:formula="of:=[.G21]" office:value-type="float" office:value="1" calcext:value-type="float">
            <text:p>1</text:p>
          </table:table-cell>
          <table:table-cell office:value-type="string" calcext:value-type="string">
            <text:p>, 'wynik':'', 'sysmex_xs_od':</text:p>
          </table:table-cell>
          <table:table-cell table:formula="of:=[.C21]" office:value-type="float" office:value="103" calcext:value-type="float">
            <text:p>103</text:p>
          </table:table-cell>
          <table:table-cell office:value-type="string" calcext:value-type="string">
            <text:p>, 'sysmex_xs_do':</text:p>
          </table:table-cell>
          <table:table-cell table:formula="of:=[.E21]" office:value-type="float" office:value="107" calcext:value-type="float">
            <text:p>107</text:p>
          </table:table-cell>
          <table:table-cell office:value-type="string" calcext:value-type="string">
            <text:p>, 'typ_wyniku':TYP_WYNIKU, 'wynik_numeryczny':WYNIK_NUMERYCZNY, 'nadpisz':NADPISZ, 'id_aparatu':APARAT, 'wyslany':0},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ASO%</text:p>
          </table:table-cell>
          <table:table-cell office:value-type="float" office:value="5" calcext:value-type="float">
            <text:p>5</text:p>
          </table:table-cell>
          <table:table-cell table:formula="of:=[.D21]" office:value-type="float" office:value="108" calcext:value-type="float">
            <text:p>108</text:p>
          </table:table-cell>
          <table:table-cell table:formula="of:=[.C22]+[.B22]" office:value-type="float" office:value="113" calcext:value-type="float">
            <text:p>113</text:p>
          </table:table-cell>
          <table:table-cell table:formula="of:=[.D22]-1" office:value-type="float" office:value="112" calcext:value-type="float">
            <text:p>112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style-name="ce5" table:formula="of:=COM.MICROSOFT.CONCAT([.T22:.AD22])" office:value-type="string" office:string-value="{'nazwa':'BASO%', 'tid':211, 'data':'', 'miejsca_po_przecinku':1, 'wynik':'', 'sysmex_xs_od':108, 'sysmex_xs_do':112, 'typ_wyniku':TYP_WYNIKU, 'wynik_numeryczny':WYNIK_NUMERYCZNY, 'nadpisz':NADPISZ, 'id_aparatu':APARAT, 'wyslany':0}," calcext:value-type="string">
            <text:p>{'nazwa':'BASO%', 'tid':211, 'data':'', 'miejsca_po_przecinku':1, 'wynik':'', 'sysmex_xs_od':108, 'sysmex_xs_do':112, 'typ_wyniku':TYP_WYNIKU, 'wynik_numeryczny':WYNIK_NUMERYCZNY, 'nadpisz':NADPISZ, 'id_aparatu':APARAT, 'wyslany':0},</text:p>
          </table:table-cell>
          <table:table-cell/>
          <table:table-cell office:value-type="string" calcext:value-type="string">
            <text:p>Output data (10-1%) </text:p>
          </table:table-cell>
          <table:table-cell table:number-columns-repeated="9"/>
          <table:table-cell office:value-type="string" calcext:value-type="string">
            <text:p>{'nazwa':'</text:p>
          </table:table-cell>
          <table:table-cell table:formula="of:=[.A22]" office:value-type="string" office:string-value="BASO%" calcext:value-type="string">
            <text:p>BASO%</text:p>
          </table:table-cell>
          <table:table-cell office:value-type="string" calcext:value-type="string">
            <text:p>', 'tid':</text:p>
          </table:table-cell>
          <table:table-cell table:formula="of:=[.F22]" office:value-type="float" office:value="211" calcext:value-type="float">
            <text:p>211</text:p>
          </table:table-cell>
          <table:table-cell office:value-type="string" calcext:value-type="string">
            <text:p>, 'data':'', 'miejsca_po_przecinku':</text:p>
          </table:table-cell>
          <table:table-cell table:formula="of:=[.G22]" office:value-type="float" office:value="1" calcext:value-type="float">
            <text:p>1</text:p>
          </table:table-cell>
          <table:table-cell office:value-type="string" calcext:value-type="string">
            <text:p>, 'wynik':'', 'sysmex_xs_od':</text:p>
          </table:table-cell>
          <table:table-cell table:formula="of:=[.C22]" office:value-type="float" office:value="108" calcext:value-type="float">
            <text:p>108</text:p>
          </table:table-cell>
          <table:table-cell office:value-type="string" calcext:value-type="string">
            <text:p>, 'sysmex_xs_do':</text:p>
          </table:table-cell>
          <table:table-cell table:formula="of:=[.E22]" office:value-type="float" office:value="112" calcext:value-type="float">
            <text:p>112</text:p>
          </table:table-cell>
          <table:table-cell office:value-type="string" calcext:value-type="string">
            <text:p>, 'typ_wyniku':TYP_WYNIKU, 'wynik_numeryczny':WYNIK_NUMERYCZNY, 'nadpisz':NADPISZ, 'id_aparatu':APARAT, 'wyslany':0},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YMPH#</text:p>
          </table:table-cell>
          <table:table-cell office:value-type="float" office:value="6" calcext:value-type="float">
            <text:p>6</text:p>
          </table:table-cell>
          <table:table-cell table:formula="of:=[.D22]" office:value-type="float" office:value="113" calcext:value-type="float">
            <text:p>113</text:p>
          </table:table-cell>
          <table:table-cell table:formula="of:=[.C23]+[.B23]" office:value-type="float" office:value="119" calcext:value-type="float">
            <text:p>119</text:p>
          </table:table-cell>
          <table:table-cell table:formula="of:=[.D23]-1" office:value-type="float" office:value="118" calcext:value-type="float">
            <text:p>11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style-name="ce5" table:formula="of:=COM.MICROSOFT.CONCAT([.T23:.AD23])" office:value-type="string" office:string-value="{'nazwa':'LYMPH#', 'tid':56, 'data':'', 'miejsca_po_przecinku':2, 'wynik':'', 'sysmex_xs_od':113, 'sysmex_xs_do':118, 'typ_wyniku':TYP_WYNIKU, 'wynik_numeryczny':WYNIK_NUMERYCZNY, 'nadpisz':NADPISZ, 'id_aparatu':APARAT, 'wyslany':0}," calcext:value-type="string">
            <text:p>{'nazwa':'LYMPH#', 'tid':56, 'data':'', 'miejsca_po_przecinku':2, 'wynik':'', 'sysmex_xs_od':113, 'sysmex_xs_do':118, 'typ_wyniku':TYP_WYNIKU, 'wynik_numeryczny':WYNIK_NUMERYCZNY, 'nadpisz':NADPISZ, 'id_aparatu':APARAT, 'wyslany':0},</text:p>
          </table:table-cell>
          <table:table-cell/>
          <table:table-cell office:value-type="string" calcext:value-type="string">
            <text:p>Output data (x101/μL) </text:p>
          </table:table-cell>
          <table:table-cell table:number-columns-repeated="9"/>
          <table:table-cell office:value-type="string" calcext:value-type="string">
            <text:p>{'nazwa':'</text:p>
          </table:table-cell>
          <table:table-cell table:formula="of:=[.A23]" office:value-type="string" office:string-value="LYMPH#" calcext:value-type="string">
            <text:p>LYMPH#</text:p>
          </table:table-cell>
          <table:table-cell office:value-type="string" calcext:value-type="string">
            <text:p>', 'tid':</text:p>
          </table:table-cell>
          <table:table-cell table:formula="of:=[.F23]" office:value-type="float" office:value="56" calcext:value-type="float">
            <text:p>56</text:p>
          </table:table-cell>
          <table:table-cell office:value-type="string" calcext:value-type="string">
            <text:p>, 'data':'', 'miejsca_po_przecinku':</text:p>
          </table:table-cell>
          <table:table-cell table:formula="of:=[.G23]" office:value-type="float" office:value="2" calcext:value-type="float">
            <text:p>2</text:p>
          </table:table-cell>
          <table:table-cell office:value-type="string" calcext:value-type="string">
            <text:p>, 'wynik':'', 'sysmex_xs_od':</text:p>
          </table:table-cell>
          <table:table-cell table:formula="of:=[.C23]" office:value-type="float" office:value="113" calcext:value-type="float">
            <text:p>113</text:p>
          </table:table-cell>
          <table:table-cell office:value-type="string" calcext:value-type="string">
            <text:p>, 'sysmex_xs_do':</text:p>
          </table:table-cell>
          <table:table-cell table:formula="of:=[.E23]" office:value-type="float" office:value="118" calcext:value-type="float">
            <text:p>118</text:p>
          </table:table-cell>
          <table:table-cell office:value-type="string" calcext:value-type="string">
            <text:p>, 'typ_wyniku':TYP_WYNIKU, 'wynik_numeryczny':WYNIK_NUMERYCZNY, 'nadpisz':NADPISZ, 'id_aparatu':APARAT, 'wyslany':0},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ONO#</text:p>
          </table:table-cell>
          <table:table-cell office:value-type="float" office:value="6" calcext:value-type="float">
            <text:p>6</text:p>
          </table:table-cell>
          <table:table-cell table:formula="of:=[.D23]" office:value-type="float" office:value="119" calcext:value-type="float">
            <text:p>119</text:p>
          </table:table-cell>
          <table:table-cell table:formula="of:=[.C24]+[.B24]" office:value-type="float" office:value="125" calcext:value-type="float">
            <text:p>125</text:p>
          </table:table-cell>
          <table:table-cell table:formula="of:=[.D24]-1"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style-name="ce5" table:formula="of:=COM.MICROSOFT.CONCAT([.T24:.AD24])" office:value-type="string" office:string-value="{'nazwa':'MONO#', 'tid':53, 'data':'', 'miejsca_po_przecinku':2, 'wynik':'', 'sysmex_xs_od':119, 'sysmex_xs_do':124, 'typ_wyniku':TYP_WYNIKU, 'wynik_numeryczny':WYNIK_NUMERYCZNY, 'nadpisz':NADPISZ, 'id_aparatu':APARAT, 'wyslany':0}," calcext:value-type="string">
            <text:p>{'nazwa':'MONO#', 'tid':53, 'data':'', 'miejsca_po_przecinku':2, 'wynik':'', 'sysmex_xs_od':119, 'sysmex_xs_do':124, 'typ_wyniku':TYP_WYNIKU, 'wynik_numeryczny':WYNIK_NUMERYCZNY, 'nadpisz':NADPISZ, 'id_aparatu':APARAT, 'wyslany':0},</text:p>
          </table:table-cell>
          <table:table-cell/>
          <table:table-cell office:value-type="string" calcext:value-type="string">
            <text:p>Output data (x101/μL) </text:p>
          </table:table-cell>
          <table:table-cell table:number-columns-repeated="9"/>
          <table:table-cell office:value-type="string" calcext:value-type="string">
            <text:p>{'nazwa':'</text:p>
          </table:table-cell>
          <table:table-cell table:formula="of:=[.A24]" office:value-type="string" office:string-value="MONO#" calcext:value-type="string">
            <text:p>MONO#</text:p>
          </table:table-cell>
          <table:table-cell office:value-type="string" calcext:value-type="string">
            <text:p>', 'tid':</text:p>
          </table:table-cell>
          <table:table-cell table:formula="of:=[.F24]" office:value-type="float" office:value="53" calcext:value-type="float">
            <text:p>53</text:p>
          </table:table-cell>
          <table:table-cell office:value-type="string" calcext:value-type="string">
            <text:p>, 'data':'', 'miejsca_po_przecinku':</text:p>
          </table:table-cell>
          <table:table-cell table:formula="of:=[.G24]" office:value-type="float" office:value="2" calcext:value-type="float">
            <text:p>2</text:p>
          </table:table-cell>
          <table:table-cell office:value-type="string" calcext:value-type="string">
            <text:p>, 'wynik':'', 'sysmex_xs_od':</text:p>
          </table:table-cell>
          <table:table-cell table:formula="of:=[.C24]" office:value-type="float" office:value="119" calcext:value-type="float">
            <text:p>119</text:p>
          </table:table-cell>
          <table:table-cell office:value-type="string" calcext:value-type="string">
            <text:p>, 'sysmex_xs_do':</text:p>
          </table:table-cell>
          <table:table-cell table:formula="of:=[.E24]" office:value-type="float" office:value="124" calcext:value-type="float">
            <text:p>124</text:p>
          </table:table-cell>
          <table:table-cell office:value-type="string" calcext:value-type="string">
            <text:p>, 'typ_wyniku':TYP_WYNIKU, 'wynik_numeryczny':WYNIK_NUMERYCZNY, 'nadpisz':NADPISZ, 'id_aparatu':APARAT, 'wyslany':0},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NEUT#</text:p>
          </table:table-cell>
          <table:table-cell office:value-type="float" office:value="6" calcext:value-type="float">
            <text:p>6</text:p>
          </table:table-cell>
          <table:table-cell table:formula="of:=[.D24]" office:value-type="float" office:value="125" calcext:value-type="float">
            <text:p>125</text:p>
          </table:table-cell>
          <table:table-cell table:formula="of:=[.C25]+[.B25]" office:value-type="float" office:value="131" calcext:value-type="float">
            <text:p>131</text:p>
          </table:table-cell>
          <table:table-cell table:formula="of:=[.D25]-1" office:value-type="float" office:value="130" calcext:value-type="float">
            <text:p>13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style-name="ce5" table:formula="of:=COM.MICROSOFT.CONCAT([.T25:.AD25])" office:value-type="string" office:string-value="{'nazwa':'NEUT#', 'tid':57, 'data':'', 'miejsca_po_przecinku':2, 'wynik':'', 'sysmex_xs_od':125, 'sysmex_xs_do':130, 'typ_wyniku':TYP_WYNIKU, 'wynik_numeryczny':WYNIK_NUMERYCZNY, 'nadpisz':NADPISZ, 'id_aparatu':APARAT, 'wyslany':0}," calcext:value-type="string">
            <text:p>{'nazwa':'NEUT#', 'tid':57, 'data':'', 'miejsca_po_przecinku':2, 'wynik':'', 'sysmex_xs_od':125, 'sysmex_xs_do':130, 'typ_wyniku':TYP_WYNIKU, 'wynik_numeryczny':WYNIK_NUMERYCZNY, 'nadpisz':NADPISZ, 'id_aparatu':APARAT, 'wyslany':0},</text:p>
          </table:table-cell>
          <table:table-cell/>
          <table:table-cell office:value-type="string" calcext:value-type="string">
            <text:p>Output data (x101/μL) </text:p>
          </table:table-cell>
          <table:table-cell table:number-columns-repeated="9"/>
          <table:table-cell office:value-type="string" calcext:value-type="string">
            <text:p>{'nazwa':'</text:p>
          </table:table-cell>
          <table:table-cell table:formula="of:=[.A25]" office:value-type="string" office:string-value="NEUT#" calcext:value-type="string">
            <text:p>NEUT#</text:p>
          </table:table-cell>
          <table:table-cell office:value-type="string" calcext:value-type="string">
            <text:p>', 'tid':</text:p>
          </table:table-cell>
          <table:table-cell table:formula="of:=[.F25]" office:value-type="float" office:value="57" calcext:value-type="float">
            <text:p>57</text:p>
          </table:table-cell>
          <table:table-cell office:value-type="string" calcext:value-type="string">
            <text:p>, 'data':'', 'miejsca_po_przecinku':</text:p>
          </table:table-cell>
          <table:table-cell table:formula="of:=[.G25]" office:value-type="float" office:value="2" calcext:value-type="float">
            <text:p>2</text:p>
          </table:table-cell>
          <table:table-cell office:value-type="string" calcext:value-type="string">
            <text:p>, 'wynik':'', 'sysmex_xs_od':</text:p>
          </table:table-cell>
          <table:table-cell table:formula="of:=[.C25]" office:value-type="float" office:value="125" calcext:value-type="float">
            <text:p>125</text:p>
          </table:table-cell>
          <table:table-cell office:value-type="string" calcext:value-type="string">
            <text:p>, 'sysmex_xs_do':</text:p>
          </table:table-cell>
          <table:table-cell table:formula="of:=[.E25]" office:value-type="float" office:value="130" calcext:value-type="float">
            <text:p>130</text:p>
          </table:table-cell>
          <table:table-cell office:value-type="string" calcext:value-type="string">
            <text:p>, 'typ_wyniku':TYP_WYNIKU, 'wynik_numeryczny':WYNIK_NUMERYCZNY, 'nadpisz':NADPISZ, 'id_aparatu':APARAT, 'wyslany':0},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O#</text:p>
          </table:table-cell>
          <table:table-cell office:value-type="float" office:value="6" calcext:value-type="float">
            <text:p>6</text:p>
          </table:table-cell>
          <table:table-cell table:formula="of:=[.D25]" office:value-type="float" office:value="131" calcext:value-type="float">
            <text:p>131</text:p>
          </table:table-cell>
          <table:table-cell table:formula="of:=[.C26]+[.B26]" office:value-type="float" office:value="137" calcext:value-type="float">
            <text:p>137</text:p>
          </table:table-cell>
          <table:table-cell table:formula="of:=[.D26]-1" office:value-type="float" office:value="136" calcext:value-type="float">
            <text:p>13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table:style-name="ce5" table:formula="of:=COM.MICROSOFT.CONCAT([.T26:.AD26])" office:value-type="string" office:string-value="{'nazwa':'EO#', 'tid':208, 'data':'', 'miejsca_po_przecinku':2, 'wynik':'', 'sysmex_xs_od':131, 'sysmex_xs_do':136, 'typ_wyniku':TYP_WYNIKU, 'wynik_numeryczny':WYNIK_NUMERYCZNY, 'nadpisz':NADPISZ, 'id_aparatu':APARAT, 'wyslany':0}," calcext:value-type="string">
            <text:p>{'nazwa':'EO#', 'tid':208, 'data':'', 'miejsca_po_przecinku':2, 'wynik':'', 'sysmex_xs_od':131, 'sysmex_xs_do':136, 'typ_wyniku':TYP_WYNIKU, 'wynik_numeryczny':WYNIK_NUMERYCZNY, 'nadpisz':NADPISZ, 'id_aparatu':APARAT, 'wyslany':0},</text:p>
          </table:table-cell>
          <table:table-cell/>
          <table:table-cell office:value-type="string" calcext:value-type="string">
            <text:p>Output data (x101/μL) </text:p>
          </table:table-cell>
          <table:table-cell table:number-columns-repeated="9"/>
          <table:table-cell office:value-type="string" calcext:value-type="string">
            <text:p>{'nazwa':'</text:p>
          </table:table-cell>
          <table:table-cell table:formula="of:=[.A26]" office:value-type="string" office:string-value="EO#" calcext:value-type="string">
            <text:p>EO#</text:p>
          </table:table-cell>
          <table:table-cell office:value-type="string" calcext:value-type="string">
            <text:p>', 'tid':</text:p>
          </table:table-cell>
          <table:table-cell table:formula="of:=[.F26]" office:value-type="float" office:value="208" calcext:value-type="float">
            <text:p>208</text:p>
          </table:table-cell>
          <table:table-cell office:value-type="string" calcext:value-type="string">
            <text:p>, 'data':'', 'miejsca_po_przecinku':</text:p>
          </table:table-cell>
          <table:table-cell table:formula="of:=[.G26]" office:value-type="float" office:value="2" calcext:value-type="float">
            <text:p>2</text:p>
          </table:table-cell>
          <table:table-cell office:value-type="string" calcext:value-type="string">
            <text:p>, 'wynik':'', 'sysmex_xs_od':</text:p>
          </table:table-cell>
          <table:table-cell table:formula="of:=[.C26]" office:value-type="float" office:value="131" calcext:value-type="float">
            <text:p>131</text:p>
          </table:table-cell>
          <table:table-cell office:value-type="string" calcext:value-type="string">
            <text:p>, 'sysmex_xs_do':</text:p>
          </table:table-cell>
          <table:table-cell table:formula="of:=[.E26]" office:value-type="float" office:value="136" calcext:value-type="float">
            <text:p>136</text:p>
          </table:table-cell>
          <table:table-cell office:value-type="string" calcext:value-type="string">
            <text:p>, 'typ_wyniku':TYP_WYNIKU, 'wynik_numeryczny':WYNIK_NUMERYCZNY, 'nadpisz':NADPISZ, 'id_aparatu':APARAT, 'wyslany':0},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ASO#</text:p>
          </table:table-cell>
          <table:table-cell office:value-type="float" office:value="6" calcext:value-type="float">
            <text:p>6</text:p>
          </table:table-cell>
          <table:table-cell table:formula="of:=[.D26]" office:value-type="float" office:value="137" calcext:value-type="float">
            <text:p>137</text:p>
          </table:table-cell>
          <table:table-cell table:formula="of:=[.C27]+[.B27]" office:value-type="float" office:value="143" calcext:value-type="float">
            <text:p>143</text:p>
          </table:table-cell>
          <table:table-cell table:formula="of:=[.D27]-1" office:value-type="float" office:value="142" calcext:value-type="float">
            <text:p>142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table:style-name="ce5" table:formula="of:=COM.MICROSOFT.CONCAT([.T27:.AD27])" office:value-type="string" office:string-value="{'nazwa':'BASO#', 'tid':210, 'data':'', 'miejsca_po_przecinku':2, 'wynik':'', 'sysmex_xs_od':137, 'sysmex_xs_do':142, 'typ_wyniku':TYP_WYNIKU, 'wynik_numeryczny':WYNIK_NUMERYCZNY, 'nadpisz':NADPISZ, 'id_aparatu':APARAT, 'wyslany':0}," calcext:value-type="string">
            <text:p>{'nazwa':'BASO#', 'tid':210, 'data':'', 'miejsca_po_przecinku':2, 'wynik':'', 'sysmex_xs_od':137, 'sysmex_xs_do':142, 'typ_wyniku':TYP_WYNIKU, 'wynik_numeryczny':WYNIK_NUMERYCZNY, 'nadpisz':NADPISZ, 'id_aparatu':APARAT, 'wyslany':0},</text:p>
          </table:table-cell>
          <table:table-cell/>
          <table:table-cell office:value-type="string" calcext:value-type="string">
            <text:p>Output data (x101/μL) </text:p>
          </table:table-cell>
          <table:table-cell table:number-columns-repeated="9"/>
          <table:table-cell office:value-type="string" calcext:value-type="string">
            <text:p>{'nazwa':'</text:p>
          </table:table-cell>
          <table:table-cell table:formula="of:=[.A27]" office:value-type="string" office:string-value="BASO#" calcext:value-type="string">
            <text:p>BASO#</text:p>
          </table:table-cell>
          <table:table-cell office:value-type="string" calcext:value-type="string">
            <text:p>', 'tid':</text:p>
          </table:table-cell>
          <table:table-cell table:formula="of:=[.F27]" office:value-type="float" office:value="210" calcext:value-type="float">
            <text:p>210</text:p>
          </table:table-cell>
          <table:table-cell office:value-type="string" calcext:value-type="string">
            <text:p>, 'data':'', 'miejsca_po_przecinku':</text:p>
          </table:table-cell>
          <table:table-cell table:formula="of:=[.G27]" office:value-type="float" office:value="2" calcext:value-type="float">
            <text:p>2</text:p>
          </table:table-cell>
          <table:table-cell office:value-type="string" calcext:value-type="string">
            <text:p>, 'wynik':'', 'sysmex_xs_od':</text:p>
          </table:table-cell>
          <table:table-cell table:formula="of:=[.C27]" office:value-type="float" office:value="137" calcext:value-type="float">
            <text:p>137</text:p>
          </table:table-cell>
          <table:table-cell office:value-type="string" calcext:value-type="string">
            <text:p>, 'sysmex_xs_do':</text:p>
          </table:table-cell>
          <table:table-cell table:formula="of:=[.E27]" office:value-type="float" office:value="142" calcext:value-type="float">
            <text:p>142</text:p>
          </table:table-cell>
          <table:table-cell office:value-type="string" calcext:value-type="string">
            <text:p>, 'typ_wyniku':TYP_WYNIKU, 'wynik_numeryczny':WYNIK_NUMERYCZNY, 'nadpisz':NADPISZ, 'id_aparatu':APARAT, 'wyslany':0},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RDW-CV</text:p>
          </table:table-cell>
          <table:table-cell office:value-type="float" office:value="5" calcext:value-type="float">
            <text:p>5</text:p>
          </table:table-cell>
          <table:table-cell table:formula="of:=[.D27]" office:value-type="float" office:value="143" calcext:value-type="float">
            <text:p>143</text:p>
          </table:table-cell>
          <table:table-cell table:formula="of:=[.C28]+[.B28]" office:value-type="float" office:value="148" calcext:value-type="float">
            <text:p>148</text:p>
          </table:table-cell>
          <table:table-cell table:formula="of:=[.D28]-1" office:value-type="float" office:value="147" calcext:value-type="float">
            <text:p>14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5" table:formula="of:=COM.MICROSOFT.CONCAT([.T28:.AD28])" office:value-type="string" office:string-value="{'nazwa':'RDW-CV', 'tid':60, 'data':'', 'miejsca_po_przecinku':1, 'wynik':'', 'sysmex_xs_od':143, 'sysmex_xs_do':147, 'typ_wyniku':TYP_WYNIKU, 'wynik_numeryczny':WYNIK_NUMERYCZNY, 'nadpisz':NADPISZ, 'id_aparatu':APARAT, 'wyslany':0}," calcext:value-type="string">
            <text:p>{'nazwa':'RDW-CV', 'tid':60, 'data':'', 'miejsca_po_przecinku':1, 'wynik':'', 'sysmex_xs_od':143, 'sysmex_xs_do':147, 'typ_wyniku':TYP_WYNIKU, 'wynik_numeryczny':WYNIK_NUMERYCZNY, 'nadpisz':NADPISZ, 'id_aparatu':APARAT, 'wyslany':0},</text:p>
          </table:table-cell>
          <table:table-cell/>
          <table:table-cell office:value-type="string" calcext:value-type="string">
            <text:p>Output data (10-1%) </text:p>
          </table:table-cell>
          <table:table-cell table:number-columns-repeated="9"/>
          <table:table-cell office:value-type="string" calcext:value-type="string">
            <text:p>{'nazwa':'</text:p>
          </table:table-cell>
          <table:table-cell table:formula="of:=[.A28]" office:value-type="string" office:string-value="RDW-CV" calcext:value-type="string">
            <text:p>RDW-CV</text:p>
          </table:table-cell>
          <table:table-cell office:value-type="string" calcext:value-type="string">
            <text:p>', 'tid':</text:p>
          </table:table-cell>
          <table:table-cell table:formula="of:=[.F28]" office:value-type="float" office:value="60" calcext:value-type="float">
            <text:p>60</text:p>
          </table:table-cell>
          <table:table-cell office:value-type="string" calcext:value-type="string">
            <text:p>, 'data':'', 'miejsca_po_przecinku':</text:p>
          </table:table-cell>
          <table:table-cell table:formula="of:=[.G28]" office:value-type="float" office:value="1" calcext:value-type="float">
            <text:p>1</text:p>
          </table:table-cell>
          <table:table-cell office:value-type="string" calcext:value-type="string">
            <text:p>, 'wynik':'', 'sysmex_xs_od':</text:p>
          </table:table-cell>
          <table:table-cell table:formula="of:=[.C28]" office:value-type="float" office:value="143" calcext:value-type="float">
            <text:p>143</text:p>
          </table:table-cell>
          <table:table-cell office:value-type="string" calcext:value-type="string">
            <text:p>, 'sysmex_xs_do':</text:p>
          </table:table-cell>
          <table:table-cell table:formula="of:=[.E28]" office:value-type="float" office:value="147" calcext:value-type="float">
            <text:p>147</text:p>
          </table:table-cell>
          <table:table-cell office:value-type="string" calcext:value-type="string">
            <text:p>, 'typ_wyniku':TYP_WYNIKU, 'wynik_numeryczny':WYNIK_NUMERYCZNY, 'nadpisz':NADPISZ, 'id_aparatu':APARAT, 'wyslany':0},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RDW-SD</text:p>
          </table:table-cell>
          <table:table-cell office:value-type="float" office:value="5" calcext:value-type="float">
            <text:p>5</text:p>
          </table:table-cell>
          <table:table-cell table:formula="of:=[.D28]" office:value-type="float" office:value="148" calcext:value-type="float">
            <text:p>148</text:p>
          </table:table-cell>
          <table:table-cell table:formula="of:=[.C29]+[.B29]" office:value-type="float" office:value="153" calcext:value-type="float">
            <text:p>153</text:p>
          </table:table-cell>
          <table:table-cell table:formula="of:=[.D29]-1" office:value-type="float" office:value="152" calcext:value-type="float">
            <text:p>152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table:style-name="ce5" table:formula="of:=COM.MICROSOFT.CONCAT([.T29:.AD29])" office:value-type="string" office:string-value="{'nazwa':'RDW-SD', 'tid':902, 'data':'', 'miejsca_po_przecinku':1, 'wynik':'', 'sysmex_xs_od':148, 'sysmex_xs_do':152, 'typ_wyniku':TYP_WYNIKU, 'wynik_numeryczny':WYNIK_NUMERYCZNY, 'nadpisz':NADPISZ, 'id_aparatu':APARAT, 'wyslany':0}," calcext:value-type="string">
            <text:p>{'nazwa':'RDW-SD', 'tid':902, 'data':'', 'miejsca_po_przecinku':1, 'wynik':'', 'sysmex_xs_od':148, 'sysmex_xs_do':152, 'typ_wyniku':TYP_WYNIKU, 'wynik_numeryczny':WYNIK_NUMERYCZNY, 'nadpisz':NADPISZ, 'id_aparatu':APARAT, 'wyslany':0},</text:p>
          </table:table-cell>
          <table:table-cell/>
          <table:table-cell office:value-type="string" calcext:value-type="string">
            <text:p>Output data (10-1fL) </text:p>
          </table:table-cell>
          <table:table-cell table:number-columns-repeated="9"/>
          <table:table-cell office:value-type="string" calcext:value-type="string">
            <text:p>{'nazwa':'</text:p>
          </table:table-cell>
          <table:table-cell table:formula="of:=[.A29]" office:value-type="string" office:string-value="RDW-SD" calcext:value-type="string">
            <text:p>RDW-SD</text:p>
          </table:table-cell>
          <table:table-cell office:value-type="string" calcext:value-type="string">
            <text:p>', 'tid':</text:p>
          </table:table-cell>
          <table:table-cell table:formula="of:=[.F29]" office:value-type="float" office:value="902" calcext:value-type="float">
            <text:p>902</text:p>
          </table:table-cell>
          <table:table-cell office:value-type="string" calcext:value-type="string">
            <text:p>, 'data':'', 'miejsca_po_przecinku':</text:p>
          </table:table-cell>
          <table:table-cell table:formula="of:=[.G29]" office:value-type="float" office:value="1" calcext:value-type="float">
            <text:p>1</text:p>
          </table:table-cell>
          <table:table-cell office:value-type="string" calcext:value-type="string">
            <text:p>, 'wynik':'', 'sysmex_xs_od':</text:p>
          </table:table-cell>
          <table:table-cell table:formula="of:=[.C29]" office:value-type="float" office:value="148" calcext:value-type="float">
            <text:p>148</text:p>
          </table:table-cell>
          <table:table-cell office:value-type="string" calcext:value-type="string">
            <text:p>, 'sysmex_xs_do':</text:p>
          </table:table-cell>
          <table:table-cell table:formula="of:=[.E29]" office:value-type="float" office:value="152" calcext:value-type="float">
            <text:p>152</text:p>
          </table:table-cell>
          <table:table-cell office:value-type="string" calcext:value-type="string">
            <text:p>, 'typ_wyniku':TYP_WYNIKU, 'wynik_numeryczny':WYNIK_NUMERYCZNY, 'nadpisz':NADPISZ, 'id_aparatu':APARAT, 'wyslany':0},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DW</text:p>
          </table:table-cell>
          <table:table-cell office:value-type="float" office:value="5" calcext:value-type="float">
            <text:p>5</text:p>
          </table:table-cell>
          <table:table-cell table:formula="of:=[.D29]" office:value-type="float" office:value="153" calcext:value-type="float">
            <text:p>153</text:p>
          </table:table-cell>
          <table:table-cell table:formula="of:=[.C30]+[.B30]" office:value-type="float" office:value="158" calcext:value-type="float">
            <text:p>158</text:p>
          </table:table-cell>
          <table:table-cell table:formula="of:=[.D30]-1" office:value-type="float" office:value="157" calcext:value-type="float">
            <text:p>157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5" table:formula="of:=COM.MICROSOFT.CONCAT([.T30:.AD30])" office:value-type="string" office:string-value="{'nazwa':'PDW', 'tid':58, 'data':'', 'miejsca_po_przecinku':1, 'wynik':'', 'sysmex_xs_od':153, 'sysmex_xs_do':157, 'typ_wyniku':TYP_WYNIKU, 'wynik_numeryczny':WYNIK_NUMERYCZNY, 'nadpisz':NADPISZ, 'id_aparatu':APARAT, 'wyslany':0}," calcext:value-type="string">
            <text:p>{'nazwa':'PDW', 'tid':58, 'data':'', 'miejsca_po_przecinku':1, 'wynik':'', 'sysmex_xs_od':153, 'sysmex_xs_do':157, 'typ_wyniku':TYP_WYNIKU, 'wynik_numeryczny':WYNIK_NUMERYCZNY, 'nadpisz':NADPISZ, 'id_aparatu':APARAT, 'wyslany':0},</text:p>
          </table:table-cell>
          <table:table-cell/>
          <table:table-cell office:value-type="string" calcext:value-type="string">
            <text:p>Output data (10-1fL) Note: In the North American specifications, this parameter is not output. Fixed to “00000” or “_____” (all spaces), depending on the setting. </text:p>
          </table:table-cell>
          <table:table-cell table:number-columns-repeated="9"/>
          <table:table-cell office:value-type="string" calcext:value-type="string">
            <text:p>{'nazwa':'</text:p>
          </table:table-cell>
          <table:table-cell table:formula="of:=[.A30]" office:value-type="string" office:string-value="PDW" calcext:value-type="string">
            <text:p>PDW</text:p>
          </table:table-cell>
          <table:table-cell office:value-type="string" calcext:value-type="string">
            <text:p>', 'tid':</text:p>
          </table:table-cell>
          <table:table-cell table:formula="of:=[.F30]" office:value-type="float" office:value="58" calcext:value-type="float">
            <text:p>58</text:p>
          </table:table-cell>
          <table:table-cell office:value-type="string" calcext:value-type="string">
            <text:p>, 'data':'', 'miejsca_po_przecinku':</text:p>
          </table:table-cell>
          <table:table-cell table:formula="of:=[.G30]" office:value-type="float" office:value="1" calcext:value-type="float">
            <text:p>1</text:p>
          </table:table-cell>
          <table:table-cell office:value-type="string" calcext:value-type="string">
            <text:p>, 'wynik':'', 'sysmex_xs_od':</text:p>
          </table:table-cell>
          <table:table-cell table:formula="of:=[.C30]" office:value-type="float" office:value="153" calcext:value-type="float">
            <text:p>153</text:p>
          </table:table-cell>
          <table:table-cell office:value-type="string" calcext:value-type="string">
            <text:p>, 'sysmex_xs_do':</text:p>
          </table:table-cell>
          <table:table-cell table:formula="of:=[.E30]" office:value-type="float" office:value="157" calcext:value-type="float">
            <text:p>157</text:p>
          </table:table-cell>
          <table:table-cell office:value-type="string" calcext:value-type="string">
            <text:p>, 'typ_wyniku':TYP_WYNIKU, 'wynik_numeryczny':WYNIK_NUMERYCZNY, 'nadpisz':NADPISZ, 'id_aparatu':APARAT, 'wyslany':0},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PV</text:p>
          </table:table-cell>
          <table:table-cell office:value-type="float" office:value="5" calcext:value-type="float">
            <text:p>5</text:p>
          </table:table-cell>
          <table:table-cell table:formula="of:=[.D30]" office:value-type="float" office:value="158" calcext:value-type="float">
            <text:p>158</text:p>
          </table:table-cell>
          <table:table-cell table:formula="of:=[.C31]+[.B31]" office:value-type="float" office:value="163" calcext:value-type="float">
            <text:p>163</text:p>
          </table:table-cell>
          <table:table-cell table:formula="of:=[.D31]-1" office:value-type="float" office:value="162" calcext:value-type="float">
            <text:p>162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5" table:formula="of:=COM.MICROSOFT.CONCAT([.T31:.AD31])" office:value-type="string" office:string-value="{'nazwa':'MPV', 'tid':59, 'data':'', 'miejsca_po_przecinku':1, 'wynik':'', 'sysmex_xs_od':158, 'sysmex_xs_do':162, 'typ_wyniku':TYP_WYNIKU, 'wynik_numeryczny':WYNIK_NUMERYCZNY, 'nadpisz':NADPISZ, 'id_aparatu':APARAT, 'wyslany':0}," calcext:value-type="string">
            <text:p>{'nazwa':'MPV', 'tid':59, 'data':'', 'miejsca_po_przecinku':1, 'wynik':'', 'sysmex_xs_od':158, 'sysmex_xs_do':162, 'typ_wyniku':TYP_WYNIKU, 'wynik_numeryczny':WYNIK_NUMERYCZNY, 'nadpisz':NADPISZ, 'id_aparatu':APARAT, 'wyslany':0},</text:p>
          </table:table-cell>
          <table:table-cell/>
          <table:table-cell office:value-type="string" calcext:value-type="string">
            <text:p>Output data (10-1fL) </text:p>
          </table:table-cell>
          <table:table-cell table:number-columns-repeated="9"/>
          <table:table-cell office:value-type="string" calcext:value-type="string">
            <text:p>{'nazwa':'</text:p>
          </table:table-cell>
          <table:table-cell table:formula="of:=[.A31]" office:value-type="string" office:string-value="MPV" calcext:value-type="string">
            <text:p>MPV</text:p>
          </table:table-cell>
          <table:table-cell office:value-type="string" calcext:value-type="string">
            <text:p>', 'tid':</text:p>
          </table:table-cell>
          <table:table-cell table:formula="of:=[.F31]" office:value-type="float" office:value="59" calcext:value-type="float">
            <text:p>59</text:p>
          </table:table-cell>
          <table:table-cell office:value-type="string" calcext:value-type="string">
            <text:p>, 'data':'', 'miejsca_po_przecinku':</text:p>
          </table:table-cell>
          <table:table-cell table:formula="of:=[.G31]" office:value-type="float" office:value="1" calcext:value-type="float">
            <text:p>1</text:p>
          </table:table-cell>
          <table:table-cell office:value-type="string" calcext:value-type="string">
            <text:p>, 'wynik':'', 'sysmex_xs_od':</text:p>
          </table:table-cell>
          <table:table-cell table:formula="of:=[.C31]" office:value-type="float" office:value="158" calcext:value-type="float">
            <text:p>158</text:p>
          </table:table-cell>
          <table:table-cell office:value-type="string" calcext:value-type="string">
            <text:p>, 'sysmex_xs_do':</text:p>
          </table:table-cell>
          <table:table-cell table:formula="of:=[.E31]" office:value-type="float" office:value="162" calcext:value-type="float">
            <text:p>162</text:p>
          </table:table-cell>
          <table:table-cell office:value-type="string" calcext:value-type="string">
            <text:p>, 'typ_wyniku':TYP_WYNIKU, 'wynik_numeryczny':WYNIK_NUMERYCZNY, 'nadpisz':NADPISZ, 'id_aparatu':APARAT, 'wyslany':0},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-LCR</text:p>
          </table:table-cell>
          <table:table-cell office:value-type="float" office:value="5" calcext:value-type="float">
            <text:p>5</text:p>
          </table:table-cell>
          <table:table-cell table:formula="of:=[.D31]" office:value-type="float" office:value="163" calcext:value-type="float">
            <text:p>163</text:p>
          </table:table-cell>
          <table:table-cell table:formula="of:=[.C32]+[.B32]" office:value-type="float" office:value="168" calcext:value-type="float">
            <text:p>168</text:p>
          </table:table-cell>
          <table:table-cell table:formula="of:=[.D32]-1" office:value-type="float" office:value="167" calcext:value-type="float">
            <text:p>16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5" table:formula="of:=COM.MICROSOFT.CONCAT([.T32:.AD32])" office:value-type="string" office:string-value="{'nazwa':'P-LCR', 'tid':34, 'data':'', 'miejsca_po_przecinku':1, 'wynik':'', 'sysmex_xs_od':163, 'sysmex_xs_do':167, 'typ_wyniku':TYP_WYNIKU, 'wynik_numeryczny':WYNIK_NUMERYCZNY, 'nadpisz':NADPISZ, 'id_aparatu':APARAT, 'wyslany':0}," calcext:value-type="string">
            <text:p>{'nazwa':'P-LCR', 'tid':34, 'data':'', 'miejsca_po_przecinku':1, 'wynik':'', 'sysmex_xs_od':163, 'sysmex_xs_do':167, 'typ_wyniku':TYP_WYNIKU, 'wynik_numeryczny':WYNIK_NUMERYCZNY, 'nadpisz':NADPISZ, 'id_aparatu':APARAT, 'wyslany':0},</text:p>
          </table:table-cell>
          <table:table-cell/>
          <table:table-cell office:value-type="string" calcext:value-type="string">
            <text:p>Output data (10-1%) Note: In the North American specifications, this parameter is not output. Fixed to “00000” or “_____” (all spaces), depending on the setting. </text:p>
          </table:table-cell>
          <table:table-cell table:number-columns-repeated="9"/>
          <table:table-cell office:value-type="string" calcext:value-type="string">
            <text:p>{'nazwa':'</text:p>
          </table:table-cell>
          <table:table-cell table:formula="of:=[.A32]" office:value-type="string" office:string-value="P-LCR" calcext:value-type="string">
            <text:p>P-LCR</text:p>
          </table:table-cell>
          <table:table-cell office:value-type="string" calcext:value-type="string">
            <text:p>', 'tid':</text:p>
          </table:table-cell>
          <table:table-cell table:formula="of:=[.F32]" office:value-type="float" office:value="34" calcext:value-type="float">
            <text:p>34</text:p>
          </table:table-cell>
          <table:table-cell office:value-type="string" calcext:value-type="string">
            <text:p>, 'data':'', 'miejsca_po_przecinku':</text:p>
          </table:table-cell>
          <table:table-cell table:formula="of:=[.G32]" office:value-type="float" office:value="1" calcext:value-type="float">
            <text:p>1</text:p>
          </table:table-cell>
          <table:table-cell office:value-type="string" calcext:value-type="string">
            <text:p>, 'wynik':'', 'sysmex_xs_od':</text:p>
          </table:table-cell>
          <table:table-cell table:formula="of:=[.C32]" office:value-type="float" office:value="163" calcext:value-type="float">
            <text:p>163</text:p>
          </table:table-cell>
          <table:table-cell office:value-type="string" calcext:value-type="string">
            <text:p>, 'sysmex_xs_do':</text:p>
          </table:table-cell>
          <table:table-cell table:formula="of:=[.E32]" office:value-type="float" office:value="167" calcext:value-type="float">
            <text:p>167</text:p>
          </table:table-cell>
          <table:table-cell office:value-type="string" calcext:value-type="string">
            <text:p>, 'typ_wyniku':TYP_WYNIKU, 'wynik_numeryczny':WYNIK_NUMERYCZNY, 'nadpisz':NADPISZ, 'id_aparatu':APARAT, 'wyslany':0},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Reserved </text:p>
          </table:table-cell>
          <table:table-cell office:value-type="float" office:value="5" calcext:value-type="float">
            <text:p>5</text:p>
          </table:table-cell>
          <table:table-cell table:formula="of:=[.D32]" office:value-type="float" office:value="168" calcext:value-type="float">
            <text:p>168</text:p>
          </table:table-cell>
          <table:table-cell table:formula="of:=[.C33]+[.B33]" office:value-type="float" office:value="173" calcext:value-type="float">
            <text:p>173</text:p>
          </table:table-cell>
          <table:table-cell table:number-columns-repeated="5"/>
          <table:table-cell office:value-type="string" calcext:value-type="string">
            <text:p>“00000” or “_____” (fixed), depending on the setting.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erved </text:p>
          </table:table-cell>
          <table:table-cell office:value-type="float" office:value="5" calcext:value-type="float">
            <text:p>5</text:p>
          </table:table-cell>
          <table:table-cell table:formula="of:=[.D33]" office:value-type="float" office:value="173" calcext:value-type="float">
            <text:p>173</text:p>
          </table:table-cell>
          <table:table-cell table:formula="of:=[.C34]+[.B34]" office:value-type="float" office:value="178" calcext:value-type="float">
            <text:p>178</text:p>
          </table:table-cell>
          <table:table-cell table:number-columns-repeated="5"/>
          <table:table-cell office:value-type="string" calcext:value-type="string">
            <text:p>“00000” or “_____” (fixed), depending on the setting.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erved </text:p>
          </table:table-cell>
          <table:table-cell office:value-type="float" office:value="5" calcext:value-type="float">
            <text:p>5</text:p>
          </table:table-cell>
          <table:table-cell table:formula="of:=[.D34]" office:value-type="float" office:value="178" calcext:value-type="float">
            <text:p>178</text:p>
          </table:table-cell>
          <table:table-cell table:formula="of:=[.C35]+[.B35]" office:value-type="float" office:value="183" calcext:value-type="float">
            <text:p>183</text:p>
          </table:table-cell>
          <table:table-cell table:number-columns-repeated="5"/>
          <table:table-cell office:value-type="string" calcext:value-type="string">
            <text:p>“00000” or “_____” (fixed), depending on the setting.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erved </text:p>
          </table:table-cell>
          <table:table-cell office:value-type="float" office:value="5" calcext:value-type="float">
            <text:p>5</text:p>
          </table:table-cell>
          <table:table-cell table:formula="of:=[.D35]" office:value-type="float" office:value="183" calcext:value-type="float">
            <text:p>183</text:p>
          </table:table-cell>
          <table:table-cell table:formula="of:=[.C36]+[.B36]" office:value-type="float" office:value="188" calcext:value-type="float">
            <text:p>188</text:p>
          </table:table-cell>
          <table:table-cell table:number-columns-repeated="5"/>
          <table:table-cell office:value-type="string" calcext:value-type="string">
            <text:p>“00000” or “_____” (fixed), depending on the setting.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erved </text:p>
          </table:table-cell>
          <table:table-cell office:value-type="float" office:value="5" calcext:value-type="float">
            <text:p>5</text:p>
          </table:table-cell>
          <table:table-cell table:formula="of:=[.D36]" office:value-type="float" office:value="188" calcext:value-type="float">
            <text:p>188</text:p>
          </table:table-cell>
          <table:table-cell table:formula="of:=[.C37]+[.B37]" office:value-type="float" office:value="193" calcext:value-type="float">
            <text:p>193</text:p>
          </table:table-cell>
          <table:table-cell table:number-columns-repeated="5"/>
          <table:table-cell office:value-type="string" calcext:value-type="string">
            <text:p>“00000” or “_____” (fixed), depending on the setting.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erved </text:p>
          </table:table-cell>
          <table:table-cell office:value-type="float" office:value="5" calcext:value-type="float">
            <text:p>5</text:p>
          </table:table-cell>
          <table:table-cell table:formula="of:=[.D37]" office:value-type="float" office:value="193" calcext:value-type="float">
            <text:p>193</text:p>
          </table:table-cell>
          <table:table-cell table:formula="of:=[.C38]+[.B38]" office:value-type="float" office:value="198" calcext:value-type="float">
            <text:p>198</text:p>
          </table:table-cell>
          <table:table-cell table:number-columns-repeated="5"/>
          <table:table-cell office:value-type="string" calcext:value-type="string">
            <text:p>“00000” or “_____” (fixed), depending on the setting.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CT</text:p>
          </table:table-cell>
          <table:table-cell office:value-type="float" office:value="5" calcext:value-type="float">
            <text:p>5</text:p>
          </table:table-cell>
          <table:table-cell table:formula="of:=[.D38]" office:value-type="float" office:value="198" calcext:value-type="float">
            <text:p>198</text:p>
          </table:table-cell>
          <table:table-cell table:formula="of:=[.C39]+[.B39]" office:value-type="float" office:value="203" calcext:value-type="float">
            <text:p>203</text:p>
          </table:table-cell>
          <table:table-cell table:formula="of:=[.D39]-1" office:value-type="float" office:value="202" calcext:value-type="float">
            <text:p>202</text:p>
          </table:table-cell>
          <table:table-cell office:value-type="float" office:value="903" calcext:value-type="float">
            <text:p>903</text:p>
          </table:table-cell>
          <table:table-cell office:value-type="float" office:value="2" calcext:value-type="float">
            <text:p>2</text:p>
          </table:table-cell>
          <table:table-cell table:style-name="ce5" table:formula="of:=COM.MICROSOFT.CONCAT([.T39:.AD39])" office:value-type="string" office:string-value="{'nazwa':'PCT', 'tid':903, 'data':'', 'miejsca_po_przecinku':2, 'wynik':'', 'sysmex_xs_od':198, 'sysmex_xs_do':202, 'typ_wyniku':TYP_WYNIKU, 'wynik_numeryczny':WYNIK_NUMERYCZNY, 'nadpisz':NADPISZ, 'id_aparatu':APARAT, 'wyslany':0}," calcext:value-type="string">
            <text:p>{'nazwa':'PCT', 'tid':903, 'data':'', 'miejsca_po_przecinku':2, 'wynik':'', 'sysmex_xs_od':198, 'sysmex_xs_do':202, 'typ_wyniku':TYP_WYNIKU, 'wynik_numeryczny':WYNIK_NUMERYCZNY, 'nadpisz':NADPISZ, 'id_aparatu':APARAT, 'wyslany':0},</text:p>
          </table:table-cell>
          <table:table-cell/>
          <table:table-cell office:value-type="string" calcext:value-type="string">
            <text:p>Output data (10-2%) Note: In the North American specifications, this parameter is not output. Fixed to “00000” or “_____” (all spaces), depending on the setting. </text:p>
          </table:table-cell>
          <table:table-cell table:number-columns-repeated="9"/>
          <table:table-cell office:value-type="string" calcext:value-type="string">
            <text:p>{'nazwa':'</text:p>
          </table:table-cell>
          <table:table-cell table:formula="of:=[.A39]" office:value-type="string" office:string-value="PCT" calcext:value-type="string">
            <text:p>PCT</text:p>
          </table:table-cell>
          <table:table-cell office:value-type="string" calcext:value-type="string">
            <text:p>', 'tid':</text:p>
          </table:table-cell>
          <table:table-cell table:formula="of:=[.F39]" office:value-type="float" office:value="903" calcext:value-type="float">
            <text:p>903</text:p>
          </table:table-cell>
          <table:table-cell office:value-type="string" calcext:value-type="string">
            <text:p>, 'data':'', 'miejsca_po_przecinku':</text:p>
          </table:table-cell>
          <table:table-cell table:formula="of:=[.G39]" office:value-type="float" office:value="2" calcext:value-type="float">
            <text:p>2</text:p>
          </table:table-cell>
          <table:table-cell office:value-type="string" calcext:value-type="string">
            <text:p>, 'wynik':'', 'sysmex_xs_od':</text:p>
          </table:table-cell>
          <table:table-cell table:formula="of:=[.C39]" office:value-type="float" office:value="198" calcext:value-type="float">
            <text:p>198</text:p>
          </table:table-cell>
          <table:table-cell office:value-type="string" calcext:value-type="string">
            <text:p>, 'sysmex_xs_do':</text:p>
          </table:table-cell>
          <table:table-cell table:formula="of:=[.E39]" office:value-type="float" office:value="202" calcext:value-type="float">
            <text:p>202</text:p>
          </table:table-cell>
          <table:table-cell office:value-type="string" calcext:value-type="string">
            <text:p>, 'typ_wyniku':TYP_WYNIKU, 'wynik_numeryczny':WYNIK_NUMERYCZNY, 'nadpisz':NADPISZ, 'id_aparatu':APARAT, 'wyslany':0},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Reserved </text:p>
          </table:table-cell>
          <table:table-cell office:value-type="float" office:value="6" calcext:value-type="float">
            <text:p>6</text:p>
          </table:table-cell>
          <table:table-cell table:formula="of:=[.D39]" office:value-type="float" office:value="203" calcext:value-type="float">
            <text:p>203</text:p>
          </table:table-cell>
          <table:table-cell table:formula="of:=[.C40]+[.B40]" office:value-type="float" office:value="209" calcext:value-type="float">
            <text:p>209</text:p>
          </table:table-cell>
          <table:table-cell table:number-columns-repeated="5"/>
          <table:table-cell office:value-type="string" calcext:value-type="string">
            <text:p>“000000” or “______” (fixed), depending on the setting.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erved </text:p>
          </table:table-cell>
          <table:table-cell office:value-type="float" office:value="6" calcext:value-type="float">
            <text:p>6</text:p>
          </table:table-cell>
          <table:table-cell table:formula="of:=[.D40]" office:value-type="float" office:value="209" calcext:value-type="float">
            <text:p>209</text:p>
          </table:table-cell>
          <table:table-cell table:formula="of:=[.C41]+[.B41]" office:value-type="float" office:value="215" calcext:value-type="float">
            <text:p>215</text:p>
          </table:table-cell>
          <table:table-cell table:number-columns-repeated="5"/>
          <table:table-cell office:value-type="string" calcext:value-type="string">
            <text:p>“000000” or “______” (fixed), depending on the setting.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erved </text:p>
          </table:table-cell>
          <table:table-cell office:value-type="float" office:value="6" calcext:value-type="float">
            <text:p>6</text:p>
          </table:table-cell>
          <table:table-cell table:formula="of:=[.D41]" office:value-type="float" office:value="215" calcext:value-type="float">
            <text:p>215</text:p>
          </table:table-cell>
          <table:table-cell table:formula="of:=[.C42]+[.B42]" office:value-type="float" office:value="221" calcext:value-type="float">
            <text:p>221</text:p>
          </table:table-cell>
          <table:table-cell table:number-columns-repeated="5"/>
          <table:table-cell office:value-type="string" calcext:value-type="string">
            <text:p>“______” All spaces (fixed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erved </text:p>
          </table:table-cell>
          <table:table-cell office:value-type="float" office:value="5" calcext:value-type="float">
            <text:p>5</text:p>
          </table:table-cell>
          <table:table-cell table:formula="of:=[.D42]" office:value-type="float" office:value="221" calcext:value-type="float">
            <text:p>221</text:p>
          </table:table-cell>
          <table:table-cell table:formula="of:=[.C43]+[.B43]" office:value-type="float" office:value="226" calcext:value-type="float">
            <text:p>226</text:p>
          </table:table-cell>
          <table:table-cell table:number-columns-repeated="5"/>
          <table:table-cell office:value-type="string" calcext:value-type="string">
            <text:p>“_____” All spaces (fixed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erved </text:p>
          </table:table-cell>
          <table:table-cell office:value-type="float" office:value="5" calcext:value-type="float">
            <text:p>5</text:p>
          </table:table-cell>
          <table:table-cell table:formula="of:=[.D43]" office:value-type="float" office:value="226" calcext:value-type="float">
            <text:p>226</text:p>
          </table:table-cell>
          <table:table-cell table:formula="of:=[.C44]+[.B44]" office:value-type="float" office:value="231" calcext:value-type="float">
            <text:p>231</text:p>
          </table:table-cell>
          <table:table-cell table:number-columns-repeated="5"/>
          <table:table-cell office:value-type="string" calcext:value-type="string">
            <text:p>“00000” (fixed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erved for manufacturer </text:p>
          </table:table-cell>
          <table:table-cell office:value-type="float" office:value="22" calcext:value-type="float">
            <text:p>22</text:p>
          </table:table-cell>
          <table:table-cell table:formula="of:=[.D44]" office:value-type="float" office:value="231" calcext:value-type="float">
            <text:p>231</text:p>
          </table:table-cell>
          <table:table-cell table:formula="of:=[.C45]+[.B45]" office:value-type="float" office:value="253" calcext:value-type="float">
            <text:p>2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X </text:p>
          </table:table-cell>
          <table:table-cell office:value-type="float" office:value="1" calcext:value-type="float">
            <text:p>1</text:p>
          </table:table-cell>
          <table:table-cell table:formula="of:=[.D45]" office:value-type="float" office:value="253" calcext:value-type="float">
            <text:p>253</text:p>
          </table:table-cell>
          <table:table-cell table:formula="of:=[.C46]+[.B46]" office:value-type="float" office:value="254" calcext:value-type="float">
            <text:p>254</text:p>
          </table:table-cell>
          <table:table-cell table:number-columns-repeated="5"/>
          <table:table-cell office:value-type="string" calcext:value-type="string">
            <text:p>(03H) 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DIST_WBC 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5" table:formula="of:=COM.MICROSOFT.CONCAT([.T49:.AD49])" office:value-type="string" office:string-value="{'nazwa':'DIST_WBC ', 'tid':26, 'data':'', 'miejsca_po_przecinku':2, 'wynik':'', 'sysmex_xs_od':47, 'sysmex_xs_do':52, 'typ_wyniku':TYP_WYNIKU, 'wynik_numeryczny':WYNIK_NUMERYCZNY, 'nadpisz':NADPISZ, 'id_aparatu':APARAT, 'wyslany':0}," calcext:value-type="string">
            <text:p>{'nazwa':'DIST_WBC ', 'tid':26, 'data':'', 'miejsca_po_przecinku':2, 'wynik':'', 'sysmex_xs_od':47, 'sysmex_xs_do':52, 'typ_wyniku':TYP_WYNIKU, 'wynik_numeryczny':WYNIK_NUMERYCZNY, 'nadpisz':NADPISZ, 'id_aparatu':APARAT, 'wyslany':0},</text:p>
          </table:table-cell>
          <table:table-cell/>
          <table:table-cell office:value-type="string" calcext:value-type="string">
            <text:p>Output data (10-1%) Note: In the North American specifications, this parameter is not output. Fixed to “00000” or “_____” (all spaces), depending on the setting. </text:p>
          </table:table-cell>
          <table:table-cell table:number-columns-repeated="9"/>
          <table:table-cell office:value-type="string" calcext:value-type="string">
            <text:p>{'nazwa':'</text:p>
          </table:table-cell>
          <table:table-cell table:formula="of:=[.A49]" office:value-type="string" office:string-value="DIST_WBC " calcext:value-type="string">
            <text:p>DIST_WBC </text:p>
          </table:table-cell>
          <table:table-cell office:value-type="string" calcext:value-type="string">
            <text:p>', 'tid':</text:p>
          </table:table-cell>
          <table:table-cell table:formula="of:=[.F49]" office:value-type="float" office:value="26" calcext:value-type="float">
            <text:p>26</text:p>
          </table:table-cell>
          <table:table-cell office:value-type="string" calcext:value-type="string">
            <text:p>, 'data':'', 'miejsca_po_przecinku':</text:p>
          </table:table-cell>
          <table:table-cell table:formula="of:=[.G49]" office:value-type="float" office:value="2" calcext:value-type="float">
            <text:p>2</text:p>
          </table:table-cell>
          <table:table-cell office:value-type="string" calcext:value-type="string">
            <text:p>, 'wynik':'', 'sysmex_xs_od':</text:p>
          </table:table-cell>
          <table:table-cell table:formula="of:=[.C49]" office:value-type="float" office:value="47" calcext:value-type="float">
            <text:p>47</text:p>
          </table:table-cell>
          <table:table-cell office:value-type="string" calcext:value-type="string">
            <text:p>, 'sysmex_xs_do':</text:p>
          </table:table-cell>
          <table:table-cell table:formula="of:=[.E49]" office:value-type="float" office:value="52" calcext:value-type="float">
            <text:p>52</text:p>
          </table:table-cell>
          <table:table-cell office:value-type="string" calcext:value-type="string">
            <text:p>, 'typ_wyniku':TYP_WYNIKU, 'wynik_numeryczny':WYNIK_NUMERYCZNY, 'nadpisz':NADPISZ, 'id_aparatu':APARAT, 'wyslany':0},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DIST_RBC 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5" table:formula="of:=COM.MICROSOFT.CONCAT([.T50:.AD50])" office:value-type="string" office:string-value="{'nazwa':'DIST_RBC ', 'tid':27, 'data':'', 'miejsca_po_przecinku':2, 'wynik':'', 'sysmex_xs_od':53, 'sysmex_xs_do':57, 'typ_wyniku':TYP_WYNIKU, 'wynik_numeryczny':WYNIK_NUMERYCZNY, 'nadpisz':NADPISZ, 'id_aparatu':APARAT, 'wyslany':0}," calcext:value-type="string">
            <text:p>{'nazwa':'DIST_RBC ', 'tid':27, 'data':'', 'miejsca_po_przecinku':2, 'wynik':'', 'sysmex_xs_od':53, 'sysmex_xs_do':57, 'typ_wyniku':TYP_WYNIKU, 'wynik_numeryczny':WYNIK_NUMERYCZNY, 'nadpisz':NADPISZ, 'id_aparatu':APARAT, 'wyslany':0},</text:p>
          </table:table-cell>
          <table:table-cell/>
          <table:table-cell office:value-type="string" calcext:value-type="string">
            <text:p>Output data (10-1%) Note: In the North American specifications, this parameter is not output. Fixed to “00000” or “_____” (all spaces), depending on the setting. </text:p>
          </table:table-cell>
          <table:table-cell table:number-columns-repeated="9"/>
          <table:table-cell office:value-type="string" calcext:value-type="string">
            <text:p>{'nazwa':'</text:p>
          </table:table-cell>
          <table:table-cell table:formula="of:=[.A50]" office:value-type="string" office:string-value="DIST_RBC " calcext:value-type="string">
            <text:p>DIST_RBC </text:p>
          </table:table-cell>
          <table:table-cell office:value-type="string" calcext:value-type="string">
            <text:p>', 'tid':</text:p>
          </table:table-cell>
          <table:table-cell table:formula="of:=[.F50]" office:value-type="float" office:value="27" calcext:value-type="float">
            <text:p>27</text:p>
          </table:table-cell>
          <table:table-cell office:value-type="string" calcext:value-type="string">
            <text:p>, 'data':'', 'miejsca_po_przecinku':</text:p>
          </table:table-cell>
          <table:table-cell table:formula="of:=[.G50]" office:value-type="float" office:value="2" calcext:value-type="float">
            <text:p>2</text:p>
          </table:table-cell>
          <table:table-cell office:value-type="string" calcext:value-type="string">
            <text:p>, 'wynik':'', 'sysmex_xs_od':</text:p>
          </table:table-cell>
          <table:table-cell table:formula="of:=[.C50]" office:value-type="float" office:value="53" calcext:value-type="float">
            <text:p>53</text:p>
          </table:table-cell>
          <table:table-cell office:value-type="string" calcext:value-type="string">
            <text:p>, 'sysmex_xs_do':</text:p>
          </table:table-cell>
          <table:table-cell table:formula="of:=[.E50]" office:value-type="float" office:value="57" calcext:value-type="float">
            <text:p>57</text:p>
          </table:table-cell>
          <table:table-cell office:value-type="string" calcext:value-type="string">
            <text:p>, 'typ_wyniku':TYP_WYNIKU, 'wynik_numeryczny':WYNIK_NUMERYCZNY, 'nadpisz':NADPISZ, 'id_aparatu':APARAT, 'wyslany':0},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DIST_PLT 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5" table:formula="of:=COM.MICROSOFT.CONCAT([.T51:.AD51])" office:value-type="string" office:string-value="{'nazwa':'DIST_PLT ', 'tid':33, 'data':'', 'miejsca_po_przecinku':0, 'wynik':'', 'sysmex_xs_od':83, 'sysmex_xs_do':87, 'typ_wyniku':TYP_WYNIKU, 'wynik_numeryczny':WYNIK_NUMERYCZNY, 'nadpisz':NADPISZ, 'id_aparatu':APARAT, 'wyslany':0}," calcext:value-type="string">
            <text:p>{'nazwa':'DIST_PLT ', 'tid':33, 'data':'', 'miejsca_po_przecinku':0, 'wynik':'', 'sysmex_xs_od':83, 'sysmex_xs_do':87, 'typ_wyniku':TYP_WYNIKU, 'wynik_numeryczny':WYNIK_NUMERYCZNY, 'nadpisz':NADPISZ, 'id_aparatu':APARAT, 'wyslany':0},</text:p>
          </table:table-cell>
          <table:table-cell/>
          <table:table-cell office:value-type="string" calcext:value-type="string">
            <text:p>Output data (10-1%) Note: In the North American specifications, this parameter is not output. Fixed to “00000” or “_____” (all spaces), depending on the setting. </text:p>
          </table:table-cell>
          <table:table-cell table:number-columns-repeated="9"/>
          <table:table-cell office:value-type="string" calcext:value-type="string">
            <text:p>{'nazwa':'</text:p>
          </table:table-cell>
          <table:table-cell table:formula="of:=[.A51]" office:value-type="string" office:string-value="DIST_PLT " calcext:value-type="string">
            <text:p>DIST_PLT </text:p>
          </table:table-cell>
          <table:table-cell office:value-type="string" calcext:value-type="string">
            <text:p>', 'tid':</text:p>
          </table:table-cell>
          <table:table-cell table:formula="of:=[.F51]" office:value-type="float" office:value="33" calcext:value-type="float">
            <text:p>33</text:p>
          </table:table-cell>
          <table:table-cell office:value-type="string" calcext:value-type="string">
            <text:p>, 'data':'', 'miejsca_po_przecinku':</text:p>
          </table:table-cell>
          <table:table-cell table:formula="of:=[.G51]" office:value-type="float" office:value="0" calcext:value-type="float">
            <text:p>0</text:p>
          </table:table-cell>
          <table:table-cell office:value-type="string" calcext:value-type="string">
            <text:p>, 'wynik':'', 'sysmex_xs_od':</text:p>
          </table:table-cell>
          <table:table-cell table:formula="of:=[.C51]" office:value-type="float" office:value="83" calcext:value-type="float">
            <text:p>83</text:p>
          </table:table-cell>
          <table:table-cell office:value-type="string" calcext:value-type="string">
            <text:p>, 'sysmex_xs_do':</text:p>
          </table:table-cell>
          <table:table-cell table:formula="of:=[.E51]" office:value-type="float" office:value="87" calcext:value-type="float">
            <text:p>87</text:p>
          </table:table-cell>
          <table:table-cell office:value-type="string" calcext:value-type="string">
            <text:p>, 'typ_wyniku':TYP_WYNIKU, 'wynik_numeryczny':WYNIK_NUMERYCZNY, 'nadpisz':NADPISZ, 'id_aparatu':APARAT, 'wyslany':0},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SCAT_DIFF 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style-name="ce5" table:formula="of:=COM.MICROSOFT.CONCAT([.T52:.AD52])" office:value-type="string" office:string-value="{'nazwa':'SCAT_DIFF ', 'tid':211, 'data':'', 'miejsca_po_przecinku':1, 'wynik':'', 'sysmex_xs_od':108, 'sysmex_xs_do':112, 'typ_wyniku':TYP_WYNIKU, 'wynik_numeryczny':WYNIK_NUMERYCZNY, 'nadpisz':NADPISZ, 'id_aparatu':APARAT, 'wyslany':0}," calcext:value-type="string">
            <text:p>{'nazwa':'SCAT_DIFF ', 'tid':211, 'data':'', 'miejsca_po_przecinku':1, 'wynik':'', 'sysmex_xs_od':108, 'sysmex_xs_do':112, 'typ_wyniku':TYP_WYNIKU, 'wynik_numeryczny':WYNIK_NUMERYCZNY, 'nadpisz':NADPISZ, 'id_aparatu':APARAT, 'wyslany':0},</text:p>
          </table:table-cell>
          <table:table-cell/>
          <table:table-cell office:value-type="string" calcext:value-type="string">
            <text:p>Output data (10-1%) Note: In the North American specifications, this parameter is not output. Fixed to “00000” or “_____” (all spaces), depending on the setting. </text:p>
          </table:table-cell>
          <table:table-cell table:number-columns-repeated="9"/>
          <table:table-cell office:value-type="string" calcext:value-type="string">
            <text:p>{'nazwa':'</text:p>
          </table:table-cell>
          <table:table-cell table:formula="of:=[.A52]" office:value-type="string" office:string-value="SCAT_DIFF " calcext:value-type="string">
            <text:p>SCAT_DIFF </text:p>
          </table:table-cell>
          <table:table-cell office:value-type="string" calcext:value-type="string">
            <text:p>', 'tid':</text:p>
          </table:table-cell>
          <table:table-cell table:formula="of:=[.F52]" office:value-type="float" office:value="211" calcext:value-type="float">
            <text:p>211</text:p>
          </table:table-cell>
          <table:table-cell office:value-type="string" calcext:value-type="string">
            <text:p>, 'data':'', 'miejsca_po_przecinku':</text:p>
          </table:table-cell>
          <table:table-cell table:formula="of:=[.G52]" office:value-type="float" office:value="1" calcext:value-type="float">
            <text:p>1</text:p>
          </table:table-cell>
          <table:table-cell office:value-type="string" calcext:value-type="string">
            <text:p>, 'wynik':'', 'sysmex_xs_od':</text:p>
          </table:table-cell>
          <table:table-cell table:formula="of:=[.C52]" office:value-type="float" office:value="108" calcext:value-type="float">
            <text:p>108</text:p>
          </table:table-cell>
          <table:table-cell office:value-type="string" calcext:value-type="string">
            <text:p>, 'sysmex_xs_do':</text:p>
          </table:table-cell>
          <table:table-cell table:formula="of:=[.E52]" office:value-type="float" office:value="112" calcext:value-type="float">
            <text:p>112</text:p>
          </table:table-cell>
          <table:table-cell office:value-type="string" calcext:value-type="string">
            <text:p>, 'typ_wyniku':TYP_WYNIKU, 'wynik_numeryczny':WYNIK_NUMERYCZNY, 'nadpisz':NADPISZ, 'id_aparatu':APARAT, 'wyslany':0},</text:p>
          </table:table-cell>
          <table:table-cell table:number-columns-repeated="994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">
          <table:table-cell table:style-name="ce3"/>
          <table:table-cell table:number-columns-repeated="1023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1"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7" table:default-cell-style-name="ce8"/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LEN([.B1])" office:value-type="float" office:value="1" calcext:value-type="float">
            <text:p>1</text:p>
          </table:table-cell>
          <table:table-cell table:formula="of:=IF([.C1]=[.A1];1;0)" office:value-type="boolean" office:boolean-value="true" calcext:value-type="boolean">
            <text:p>PRAW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formula="of:=LEN([.B2])" office:value-type="float" office:value="1" calcext:value-type="float">
            <text:p>1</text:p>
          </table:table-cell>
          <table:table-cell table:formula="of:=IF([.C2]=[.A2];1;0)" office:value-type="boolean" office:boolean-value="true" calcext:value-type="boolean">
            <text:p>PRAW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LEN([.B3])" office:value-type="float" office:value="1" calcext:value-type="float">
            <text:p>1</text:p>
          </table:table-cell>
          <table:table-cell table:formula="of:=IF([.C3]=[.A3];1;0)" office:value-type="boolean" office:boolean-value="true" calcext:value-type="boolean">
            <text:p>PRAW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formula="of:=LEN([.B4])" office:value-type="float" office:value="1" calcext:value-type="float">
            <text:p>1</text:p>
          </table:table-cell>
          <table:table-cell table:formula="of:=IF([.C4]=[.A4];1;0)" office:value-type="boolean" office:boolean-value="true" calcext:value-type="boolean">
            <text:p>PRAWD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__XS-1000i^A1001</text:p>
          </table:table-cell>
          <table:table-cell table:formula="of:=LEN([.B5])" office:value-type="float" office:value="16" calcext:value-type="float">
            <text:p>16</text:p>
          </table:table-cell>
          <table:table-cell table:formula="of:=IF([.C5]=[.A5];1;0)" office:value-type="boolean" office:boolean-value="true" calcext:value-type="boolean">
            <text:p>PRAWD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00123456</text:p>
          </table:table-cell>
          <table:table-cell table:formula="of:=LEN([.B6])" office:value-type="float" office:value="10" calcext:value-type="float">
            <text:p>10</text:p>
          </table:table-cell>
          <table:table-cell table:formula="of:=IF([.C6]=[.A6];1;0)" office:value-type="boolean" office:boolean-value="true" calcext:value-type="boolean">
            <text:p>PRAWD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0</text:p>
          </table:table-cell>
          <table:table-cell table:formula="of:=LEN([.B7])" office:value-type="float" office:value="3" calcext:value-type="float">
            <text:p>3</text:p>
          </table:table-cell>
          <table:table-cell table:formula="of:=IF([.C7]=[.A7];1;0)" office:value-type="boolean" office:boolean-value="true" calcext:value-type="boolean">
            <text:p>PRAWD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00000012345678</text:p>
          </table:table-cell>
          <table:table-cell table:formula="of:=LEN([.B8])" office:value-type="float" office:value="15" calcext:value-type="float">
            <text:p>15</text:p>
          </table:table-cell>
          <table:table-cell table:formula="of:=IF([.C8]=[.A8];1;0)" office:value-type="boolean" office:boolean-value="true" calcext:value-type="boolean">
            <text:p>PRAWDA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001230</text:p>
          </table:table-cell>
          <table:table-cell table:formula="of:=LEN([.B9])" office:value-type="float" office:value="6" calcext:value-type="float">
            <text:p>6</text:p>
          </table:table-cell>
          <table:table-cell table:formula="of:=IF([.C9]=[.A9];1;0)" office:value-type="boolean" office:boolean-value="true" calcext:value-type="boolean">
            <text:p>PRAWDA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00230</text:p>
          </table:table-cell>
          <table:table-cell table:formula="of:=LEN([.B10])" office:value-type="float" office:value="5" calcext:value-type="float">
            <text:p>5</text:p>
          </table:table-cell>
          <table:table-cell table:formula="of:=IF([.C10]=[.A10];1;0)" office:value-type="boolean" office:boolean-value="true" calcext:value-type="boolean">
            <text:p>PRAWDA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00230</text:p>
          </table:table-cell>
          <table:table-cell table:formula="of:=LEN([.B11])" office:value-type="float" office:value="5" calcext:value-type="float">
            <text:p>5</text:p>
          </table:table-cell>
          <table:table-cell table:formula="of:=IF([.C11]=[.A11];1;0)" office:value-type="boolean" office:boolean-value="true" calcext:value-type="boolean">
            <text:p>PRAWDA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00230</text:p>
          </table:table-cell>
          <table:table-cell table:formula="of:=LEN([.B12])" office:value-type="float" office:value="5" calcext:value-type="float">
            <text:p>5</text:p>
          </table:table-cell>
          <table:table-cell table:formula="of:=IF([.C12]=[.A12];1;0)" office:value-type="boolean" office:boolean-value="true" calcext:value-type="boolean">
            <text:p>PRAWDA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00230</text:p>
          </table:table-cell>
          <table:table-cell table:formula="of:=LEN([.B13])" office:value-type="float" office:value="5" calcext:value-type="float">
            <text:p>5</text:p>
          </table:table-cell>
          <table:table-cell table:formula="of:=IF([.C13]=[.A13];1;0)" office:value-type="boolean" office:boolean-value="true" calcext:value-type="boolean">
            <text:p>PRAWDA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00230</text:p>
          </table:table-cell>
          <table:table-cell table:formula="of:=LEN([.B14])" office:value-type="float" office:value="5" calcext:value-type="float">
            <text:p>5</text:p>
          </table:table-cell>
          <table:table-cell table:formula="of:=IF([.C14]=[.A14];1;0)" office:value-type="boolean" office:boolean-value="true" calcext:value-type="boolean">
            <text:p>PRAWDA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00230</text:p>
          </table:table-cell>
          <table:table-cell table:formula="of:=LEN([.B15])" office:value-type="float" office:value="5" calcext:value-type="float">
            <text:p>5</text:p>
          </table:table-cell>
          <table:table-cell table:formula="of:=IF([.C15]=[.A15];1;0)" office:value-type="boolean" office:boolean-value="true" calcext:value-type="boolean">
            <text:p>PRAWDA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00230</text:p>
          </table:table-cell>
          <table:table-cell table:formula="of:=LEN([.B16])" office:value-type="float" office:value="5" calcext:value-type="float">
            <text:p>5</text:p>
          </table:table-cell>
          <table:table-cell table:formula="of:=IF([.C16]=[.A16];1;0)" office:value-type="boolean" office:boolean-value="true" calcext:value-type="boolean">
            <text:p>PRAWDA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00230</text:p>
          </table:table-cell>
          <table:table-cell table:formula="of:=LEN([.B17])" office:value-type="float" office:value="5" calcext:value-type="float">
            <text:p>5</text:p>
          </table:table-cell>
          <table:table-cell table:formula="of:=IF([.C17]=[.A17];1;0)" office:value-type="boolean" office:boolean-value="true" calcext:value-type="boolean">
            <text:p>PRAWDA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00230</text:p>
          </table:table-cell>
          <table:table-cell table:formula="of:=LEN([.B18])" office:value-type="float" office:value="5" calcext:value-type="float">
            <text:p>5</text:p>
          </table:table-cell>
          <table:table-cell table:formula="of:=IF([.C18]=[.A18];1;0)" office:value-type="boolean" office:boolean-value="true" calcext:value-type="boolean">
            <text:p>PRAWDA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00230</text:p>
          </table:table-cell>
          <table:table-cell table:formula="of:=LEN([.B19])" office:value-type="float" office:value="5" calcext:value-type="float">
            <text:p>5</text:p>
          </table:table-cell>
          <table:table-cell table:formula="of:=IF([.C19]=[.A19];1;0)" office:value-type="boolean" office:boolean-value="true" calcext:value-type="boolean">
            <text:p>PRAWDA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00230</text:p>
          </table:table-cell>
          <table:table-cell table:formula="of:=LEN([.B20])" office:value-type="float" office:value="5" calcext:value-type="float">
            <text:p>5</text:p>
          </table:table-cell>
          <table:table-cell table:formula="of:=IF([.C20]=[.A20];1;0)" office:value-type="boolean" office:boolean-value="true" calcext:value-type="boolean">
            <text:p>PRAWDA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00230</text:p>
          </table:table-cell>
          <table:table-cell table:formula="of:=LEN([.B21])" office:value-type="float" office:value="5" calcext:value-type="float">
            <text:p>5</text:p>
          </table:table-cell>
          <table:table-cell table:formula="of:=IF([.C21]=[.A21];1;0)" office:value-type="boolean" office:boolean-value="true" calcext:value-type="boolean">
            <text:p>PRAWDA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001230</text:p>
          </table:table-cell>
          <table:table-cell table:formula="of:=LEN([.B22])" office:value-type="float" office:value="6" calcext:value-type="float">
            <text:p>6</text:p>
          </table:table-cell>
          <table:table-cell table:formula="of:=IF([.C22]=[.A22];1;0)" office:value-type="boolean" office:boolean-value="true" calcext:value-type="boolean">
            <text:p>PRAWDA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001230</text:p>
          </table:table-cell>
          <table:table-cell table:formula="of:=LEN([.B23])" office:value-type="float" office:value="6" calcext:value-type="float">
            <text:p>6</text:p>
          </table:table-cell>
          <table:table-cell table:formula="of:=IF([.C23]=[.A23];1;0)" office:value-type="boolean" office:boolean-value="true" calcext:value-type="boolean">
            <text:p>PRAWDA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001230</text:p>
          </table:table-cell>
          <table:table-cell table:formula="of:=LEN([.B24])" office:value-type="float" office:value="6" calcext:value-type="float">
            <text:p>6</text:p>
          </table:table-cell>
          <table:table-cell table:formula="of:=IF([.C24]=[.A24];1;0)" office:value-type="boolean" office:boolean-value="true" calcext:value-type="boolean">
            <text:p>PRAWDA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001230</text:p>
          </table:table-cell>
          <table:table-cell table:formula="of:=LEN([.B25])" office:value-type="float" office:value="6" calcext:value-type="float">
            <text:p>6</text:p>
          </table:table-cell>
          <table:table-cell table:formula="of:=IF([.C25]=[.A25];1;0)" office:value-type="boolean" office:boolean-value="true" calcext:value-type="boolean">
            <text:p>PRAWDA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001230</text:p>
          </table:table-cell>
          <table:table-cell table:formula="of:=LEN([.B26])" office:value-type="float" office:value="6" calcext:value-type="float">
            <text:p>6</text:p>
          </table:table-cell>
          <table:table-cell table:formula="of:=IF([.C26]=[.A26];1;0)" office:value-type="boolean" office:boolean-value="true" calcext:value-type="boolean">
            <text:p>PRAWDA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00230</text:p>
          </table:table-cell>
          <table:table-cell table:formula="of:=LEN([.B27])" office:value-type="float" office:value="5" calcext:value-type="float">
            <text:p>5</text:p>
          </table:table-cell>
          <table:table-cell table:formula="of:=IF([.C27]=[.A27];1;0)" office:value-type="boolean" office:boolean-value="true" calcext:value-type="boolean">
            <text:p>PRAWDA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00230</text:p>
          </table:table-cell>
          <table:table-cell table:formula="of:=LEN([.B28])" office:value-type="float" office:value="5" calcext:value-type="float">
            <text:p>5</text:p>
          </table:table-cell>
          <table:table-cell table:formula="of:=IF([.C28]=[.A28];1;0)" office:value-type="boolean" office:boolean-value="true" calcext:value-type="boolean">
            <text:p>PRAWDA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00230</text:p>
          </table:table-cell>
          <table:table-cell table:formula="of:=LEN([.B29])" office:value-type="float" office:value="5" calcext:value-type="float">
            <text:p>5</text:p>
          </table:table-cell>
          <table:table-cell table:formula="of:=IF([.C29]=[.A29];1;0)" office:value-type="boolean" office:boolean-value="true" calcext:value-type="boolean">
            <text:p>PRAWDA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00230</text:p>
          </table:table-cell>
          <table:table-cell table:formula="of:=LEN([.B30])" office:value-type="float" office:value="5" calcext:value-type="float">
            <text:p>5</text:p>
          </table:table-cell>
          <table:table-cell table:formula="of:=IF([.C30]=[.A30];1;0)" office:value-type="boolean" office:boolean-value="true" calcext:value-type="boolean">
            <text:p>PRAWDA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00230</text:p>
          </table:table-cell>
          <table:table-cell table:formula="of:=LEN([.B31])" office:value-type="float" office:value="5" calcext:value-type="float">
            <text:p>5</text:p>
          </table:table-cell>
          <table:table-cell table:formula="of:=IF([.C31]=[.A31];1;0)" office:value-type="boolean" office:boolean-value="true" calcext:value-type="boolean">
            <text:p>PRAWD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000</text:p>
          </table:table-cell>
          <table:table-cell table:formula="of:=LEN([.B32])" office:value-type="float" office:value="5" calcext:value-type="float">
            <text:p>5</text:p>
          </table:table-cell>
          <table:table-cell table:formula="of:=IF([.C32]=[.A32];1;0)" office:value-type="boolean" office:boolean-value="true" calcext:value-type="boolean">
            <text:p>PRAWD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000</text:p>
          </table:table-cell>
          <table:table-cell table:formula="of:=LEN([.B33])" office:value-type="float" office:value="5" calcext:value-type="float">
            <text:p>5</text:p>
          </table:table-cell>
          <table:table-cell table:formula="of:=IF([.C33]=[.A33];1;0)" office:value-type="boolean" office:boolean-value="true" calcext:value-type="boolean">
            <text:p>PRAWD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000</text:p>
          </table:table-cell>
          <table:table-cell table:formula="of:=LEN([.B34])" office:value-type="float" office:value="5" calcext:value-type="float">
            <text:p>5</text:p>
          </table:table-cell>
          <table:table-cell table:formula="of:=IF([.C34]=[.A34];1;0)" office:value-type="boolean" office:boolean-value="true" calcext:value-type="boolean">
            <text:p>PRAWD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000</text:p>
          </table:table-cell>
          <table:table-cell table:formula="of:=LEN([.B35])" office:value-type="float" office:value="5" calcext:value-type="float">
            <text:p>5</text:p>
          </table:table-cell>
          <table:table-cell table:formula="of:=IF([.C35]=[.A35];1;0)" office:value-type="boolean" office:boolean-value="true" calcext:value-type="boolean">
            <text:p>PRAWD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000</text:p>
          </table:table-cell>
          <table:table-cell table:formula="of:=LEN([.B36])" office:value-type="float" office:value="5" calcext:value-type="float">
            <text:p>5</text:p>
          </table:table-cell>
          <table:table-cell table:formula="of:=IF([.C36]=[.A36];1;0)" office:value-type="boolean" office:boolean-value="true" calcext:value-type="boolean">
            <text:p>PRAWD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000</text:p>
          </table:table-cell>
          <table:table-cell table:formula="of:=LEN([.B37])" office:value-type="float" office:value="5" calcext:value-type="float">
            <text:p>5</text:p>
          </table:table-cell>
          <table:table-cell table:formula="of:=IF([.C37]=[.A37];1;0)" office:value-type="boolean" office:boolean-value="true" calcext:value-type="boolean">
            <text:p>PRAWDA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00230</text:p>
          </table:table-cell>
          <table:table-cell table:formula="of:=LEN([.B38])" office:value-type="float" office:value="5" calcext:value-type="float">
            <text:p>5</text:p>
          </table:table-cell>
          <table:table-cell table:formula="of:=IF([.C38]=[.A38];1;0)" office:value-type="boolean" office:boolean-value="true" calcext:value-type="boolean">
            <text:p>PRAWD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0000</text:p>
          </table:table-cell>
          <table:table-cell table:formula="of:=LEN([.B39])" office:value-type="float" office:value="6" calcext:value-type="float">
            <text:p>6</text:p>
          </table:table-cell>
          <table:table-cell table:formula="of:=IF([.C39]=[.A39];1;0)" office:value-type="boolean" office:boolean-value="true" calcext:value-type="boolean">
            <text:p>PRAWD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0000</text:p>
          </table:table-cell>
          <table:table-cell table:formula="of:=LEN([.B40])" office:value-type="float" office:value="6" calcext:value-type="float">
            <text:p>6</text:p>
          </table:table-cell>
          <table:table-cell table:formula="of:=IF([.C40]=[.A40];1;0)" office:value-type="boolean" office:boolean-value="true" calcext:value-type="boolean">
            <text:p>PRAWD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0000</text:p>
          </table:table-cell>
          <table:table-cell table:formula="of:=LEN([.B41])" office:value-type="float" office:value="6" calcext:value-type="float">
            <text:p>6</text:p>
          </table:table-cell>
          <table:table-cell table:formula="of:=IF([.C41]=[.A41];1;0)" office:value-type="boolean" office:boolean-value="true" calcext:value-type="boolean">
            <text:p>PRAWD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000</text:p>
          </table:table-cell>
          <table:table-cell table:formula="of:=LEN([.B42])" office:value-type="float" office:value="5" calcext:value-type="float">
            <text:p>5</text:p>
          </table:table-cell>
          <table:table-cell table:formula="of:=IF([.C42]=[.A42];1;0)" office:value-type="boolean" office:boolean-value="true" calcext:value-type="boolean">
            <text:p>PRAWD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000</text:p>
          </table:table-cell>
          <table:table-cell table:formula="of:=LEN([.B43])" office:value-type="float" office:value="5" calcext:value-type="float">
            <text:p>5</text:p>
          </table:table-cell>
          <table:table-cell table:formula="of:=IF([.C43]=[.A43];1;0)" office:value-type="boolean" office:boolean-value="true" calcext:value-type="boolean">
            <text:p>PRAWD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000000000000000000000</text:p>
          </table:table-cell>
          <table:table-cell table:formula="of:=LEN([.B44])" office:value-type="float" office:value="22" calcext:value-type="float">
            <text:p>22</text:p>
          </table:table-cell>
          <table:table-cell table:formula="of:=IF([.C44]=[.A44];1;0)" office:value-type="boolean" office:boolean-value="true" calcext:value-type="boolean">
            <text:p>PRAW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formula="of:=LEN([.B45])" office:value-type="float" office:value="1" calcext:value-type="float">
            <text:p>1</text:p>
          </table:table-cell>
          <table:table-cell table:formula="of:=IF([.C45]=[.A45];1;0)" office:value-type="boolean" office:boolean-value="true" calcext:value-type="boolean">
            <text:p>PRAWDA</text:p>
          </table:table-cell>
        </table:table-row>
        <table:table-row table:style-name="ro1">
          <table:table-cell table:formula="of:=SUM([.A1:.A45])" office:value-type="float" office:value="255" calcext:value-type="float">
            <text:p>255</text:p>
          </table:table-cell>
          <table:table-cell table:formula="of:=COM.MICROSOFT.CONCAT([.B1:.B45])" office:value-type="string" office:string-value="1D2U__XS-1000i^A10010000123456000000000012345678001230002300023000230002300023000230002300023000230002300023000230001230001230001230001230001230002300023000230002300023000000000000000000000000000000000230000000000000000000000000000000000000000000000000001" calcext:value-type="string">
            <text:p>1D2U__XS-1000i^A10010000123456000000000012345678001230002300023000230002300023000230002300023000230002300023000230001230001230001230001230001230002300023000230002300023000000000000000000000000000000000230000000000000000000000000000000000000000000000000001</text:p>
          </table:table-cell>
          <table:table-cell table:formula="of:=SUM([.C1:.C45])" office:value-type="float" office:value="255" calcext:value-type="float">
            <text:p>255</text:p>
          </table:table-cell>
          <table:table-cell table:formula="of:=IF([.C46]=[.A46];1;0)" office:value-type="boolean" office:boolean-value="true" calcext:value-type="boolean">
            <text:p>PRAWDA</text:p>
          </table:table-cell>
        </table:table-row>
        <table:table-row table:style-name="ro1" table:number-rows-repeated="104852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.00.0000</text:date>, <text:time style:data-style-name="N2" text:time-value="17:38:14.14661048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iek </meta:initial-creator>
    <meta:creation-date>2017-06-05T17:21:20.390820447</meta:creation-date>
    <dc:date>2017-06-14T10:08:32.892646420</dc:date>
    <dc:creator>maciek </dc:creator>
    <meta:editing-duration>P1DT3H45M58S</meta:editing-duration>
    <meta:editing-cycles>17</meta:editing-cycles>
    <meta:generator>LibreOffice/5.2.6.2$Linux_X86_64 LibreOffice_project/20m0$Build-2</meta:generator>
    <meta:document-statistic meta:table-count="2" meta:cell-count="864" meta:object-count="0"/>
  </office:meta>
</office:document-meta>
</file>